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43in" fo:margin-left="-0.0034in" fo:margin-right="5.5in">
        <style:tab-stops/>
      </style:paragraph-properties>
    </style:style>
    <style:style style:name="T2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P3" style:parent-style-name="Normal" style:family="paragraph">
      <style:paragraph-properties fo:margin-bottom="0.3083in" fo:line-height="107%" fo:margin-left="0.2083in" fo:text-indent="0in">
        <style:tab-stops/>
      </style:paragraph-properties>
    </style:style>
    <style:style style:name="T4" style:parent-style-name="DefaultParagraphFont" style:family="text">
      <style:text-properties fo:font-size="11pt" style:font-size-asian="11pt"/>
    </style:style>
    <style:style style:name="P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" style:parent-style-name="DefaultParagraphFont" style:family="text">
      <style:text-properties fo:color="#0000EE" fo:letter-spacing="0.0006in" style:text-scale="117%" style:text-underline-type="single" style:text-underline-style="solid" style:text-underline-width="auto" style:text-underline-mode="continuous" style:text-underline-color="#0000EE"/>
    </style:style>
    <style:style style:name="P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8" style:parent-style-name="DefaultParagraphFont" style:family="text">
      <style:text-properties fo:letter-spacing="0.0006in" style:text-scale="124%"/>
    </style:style>
    <style:style style:name="P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0" style:parent-style-name="DefaultParagraphFont" style:family="text">
      <style:text-properties fo:color="#0000EE" fo:letter-spacing="0.0006in" style:text-scale="112%" style:text-underline-type="single" style:text-underline-style="solid" style:text-underline-width="auto" style:text-underline-mode="continuous" style:text-underline-color="#0000EE"/>
    </style:style>
    <style:style style:name="P1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2" style:parent-style-name="DefaultParagraphFont" style:family="text">
      <style:text-properties fo:color="#0000EE" fo:letter-spacing="0.0006in" style:text-scale="110%" style:text-underline-type="single" style:text-underline-style="solid" style:text-underline-width="auto" style:text-underline-mode="continuous" style:text-underline-color="#0000EE"/>
    </style:style>
    <style:style style:name="P1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4" style:parent-style-name="DefaultParagraphFont" style:family="text">
      <style:text-properties fo:color="#0000EE" fo:letter-spacing="0.0006in" style:text-scale="110%" style:text-underline-type="single" style:text-underline-style="solid" style:text-underline-width="auto" style:text-underline-mode="continuous" style:text-underline-color="#0000EE"/>
    </style:style>
    <style:style style:name="P1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6" style:parent-style-name="DefaultParagraphFont" style:family="text">
      <style:text-properties fo:letter-spacing="0.0006in" style:text-scale="110%"/>
    </style:style>
    <style:style style:name="P1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8" style:parent-style-name="DefaultParagraphFont" style:family="text">
      <style:text-properties fo:letter-spacing="0.0006in" style:text-scale="109%"/>
    </style:style>
    <style:style style:name="P1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0" style:parent-style-name="DefaultParagraphFont" style:family="text">
      <style:text-properties style:text-scale="112%"/>
    </style:style>
    <style:style style:name="P2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2" style:parent-style-name="DefaultParagraphFont" style:family="text">
      <style:text-properties fo:color="#0000EE" fo:letter-spacing="0.0006in" style:text-scale="110%" style:text-underline-type="single" style:text-underline-style="solid" style:text-underline-width="auto" style:text-underline-mode="continuous" style:text-underline-color="#0000EE"/>
    </style:style>
    <style:style style:name="P2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4" style:parent-style-name="DefaultParagraphFont" style:family="text">
      <style:text-properties fo:color="#0000EE" fo:letter-spacing="0.0006in" style:text-scale="102%" style:text-underline-type="single" style:text-underline-style="solid" style:text-underline-width="auto" style:text-underline-mode="continuous" style:text-underline-color="#0000EE"/>
    </style:style>
    <style:style style:name="P2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6" style:parent-style-name="DefaultParagraphFont" style:family="text">
      <style:text-properties style:text-scale="107%"/>
    </style:style>
    <style:style style:name="P2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8" style:parent-style-name="DefaultParagraphFont" style:family="text">
      <style:text-properties style:text-scale="112%"/>
    </style:style>
    <style:style style:name="P2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30" style:parent-style-name="DefaultParagraphFont" style:family="text">
      <style:text-properties fo:color="#0000EE" fo:letter-spacing="0.0006in" style:text-scale="110%" style:text-underline-type="single" style:text-underline-style="solid" style:text-underline-width="auto" style:text-underline-mode="continuous" style:text-underline-color="#0000EE"/>
    </style:style>
    <style:style style:name="P3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32" style:parent-style-name="DefaultParagraphFont" style:family="text">
      <style:text-properties fo:color="#0000EE" fo:letter-spacing="0.0006in" style:text-scale="102%" style:text-underline-type="single" style:text-underline-style="solid" style:text-underline-width="auto" style:text-underline-mode="continuous" style:text-underline-color="#0000EE"/>
    </style:style>
    <style:style style:name="P3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34" style:parent-style-name="DefaultParagraphFont" style:family="text">
      <style:text-properties fo:letter-spacing="0.0006in" style:text-scale="110%"/>
    </style:style>
    <style:style style:name="T35" style:parent-style-name="DefaultParagraphFont" style:family="text">
      <style:text-properties fo:letter-spacing="0.0069in" style:text-scale="110%"/>
    </style:style>
    <style:style style:name="P3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37" style:parent-style-name="DefaultParagraphFont" style:family="text">
      <style:text-properties fo:letter-spacing="0.0006in" style:text-scale="102%"/>
    </style:style>
    <style:style style:name="T38" style:parent-style-name="DefaultParagraphFont" style:family="text">
      <style:text-properties fo:letter-spacing="0.0069in" style:text-scale="102%"/>
    </style:style>
    <style:style style:name="T39" style:parent-style-name="DefaultParagraphFont" style:family="text">
      <style:text-properties fo:letter-spacing="0.0006in" style:text-scale="102%"/>
    </style:style>
    <style:style style:name="T40" style:parent-style-name="DefaultParagraphFont" style:family="text">
      <style:text-properties fo:letter-spacing="0.0069in" style:text-scale="102%"/>
    </style:style>
    <style:style style:name="P4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42" style:parent-style-name="DefaultParagraphFont" style:family="text">
      <style:text-properties style:text-scale="101%"/>
    </style:style>
    <style:style style:name="T43" style:parent-style-name="DefaultParagraphFont" style:family="text">
      <style:text-properties fo:letter-spacing="0.0076in" style:text-scale="101%"/>
    </style:style>
    <style:style style:name="T44" style:parent-style-name="DefaultParagraphFont" style:family="text">
      <style:text-properties style:text-scale="101%"/>
    </style:style>
    <style:style style:name="T45" style:parent-style-name="DefaultParagraphFont" style:family="text">
      <style:text-properties fo:letter-spacing="0.0069in" style:text-scale="101%"/>
    </style:style>
    <style:style style:name="P4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47" style:parent-style-name="DefaultParagraphFont" style:family="text">
      <style:text-properties fo:color="#0000EE" fo:letter-spacing="0.0006in" style:text-scale="110%" style:text-underline-type="single" style:text-underline-style="solid" style:text-underline-width="auto" style:text-underline-mode="continuous" style:text-underline-color="#0000EE"/>
    </style:style>
    <style:style style:name="P4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49" style:parent-style-name="DefaultParagraphFont" style:family="text">
      <style:text-properties fo:letter-spacing="0.0069in" style:text-scale="56%"/>
    </style:style>
    <style:style style:name="T50" style:parent-style-name="DefaultParagraphFont" style:family="text">
      <style:text-properties style:text-scale="56%"/>
    </style:style>
    <style:style style:name="T51" style:parent-style-name="DefaultParagraphFont" style:family="text">
      <style:text-properties fo:letter-spacing="0.0069in" style:text-scale="56%"/>
    </style:style>
    <style:style style:name="P5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53" style:parent-style-name="DefaultParagraphFont" style:family="text">
      <style:text-properties fo:color="#0000EE" fo:letter-spacing="0.0006in" style:text-scale="102%" style:text-underline-type="single" style:text-underline-style="solid" style:text-underline-width="auto" style:text-underline-mode="continuous" style:text-underline-color="#0000EE"/>
    </style:style>
    <style:style style:name="P5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55" style:parent-style-name="DefaultParagraphFont" style:family="text">
      <style:text-properties style:text-scale="107%"/>
    </style:style>
    <style:style style:name="T56" style:parent-style-name="DefaultParagraphFont" style:family="text">
      <style:text-properties fo:letter-spacing="0.0069in" style:text-scale="107%"/>
    </style:style>
    <style:style style:name="P5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58" style:parent-style-name="DefaultParagraphFont" style:family="text">
      <style:text-properties style:text-scale="101%"/>
    </style:style>
    <style:style style:name="T59" style:parent-style-name="DefaultParagraphFont" style:family="text">
      <style:text-properties fo:letter-spacing="0.0076in" style:text-scale="101%"/>
    </style:style>
    <style:style style:name="T60" style:parent-style-name="DefaultParagraphFont" style:family="text">
      <style:text-properties style:text-scale="101%"/>
    </style:style>
    <style:style style:name="T61" style:parent-style-name="DefaultParagraphFont" style:family="text">
      <style:text-properties fo:letter-spacing="0.0069in" style:text-scale="101%"/>
    </style:style>
    <style:style style:name="P6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3" style:parent-style-name="DefaultParagraphFont" style:family="text">
      <style:text-properties fo:color="#0000EE" fo:letter-spacing="0.0006in" style:text-scale="110%" style:text-underline-type="single" style:text-underline-style="solid" style:text-underline-width="auto" style:text-underline-mode="continuous" style:text-underline-color="#0000EE"/>
    </style:style>
    <style:style style:name="P6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5" style:parent-style-name="DefaultParagraphFont" style:family="text">
      <style:text-properties fo:letter-spacing="0.0069in" style:text-scale="56%"/>
    </style:style>
    <style:style style:name="T66" style:parent-style-name="DefaultParagraphFont" style:family="text">
      <style:text-properties style:text-scale="56%"/>
    </style:style>
    <style:style style:name="T67" style:parent-style-name="DefaultParagraphFont" style:family="text">
      <style:text-properties fo:letter-spacing="0.0069in" style:text-scale="56%"/>
    </style:style>
    <style:style style:name="P6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9" style:parent-style-name="DefaultParagraphFont" style:family="text">
      <style:text-properties fo:color="#0000EE" fo:letter-spacing="0.0006in" style:text-scale="102%" style:text-underline-type="single" style:text-underline-style="solid" style:text-underline-width="auto" style:text-underline-mode="continuous" style:text-underline-color="#0000EE"/>
    </style:style>
    <style:style style:name="TableColumn71" style:family="table-column">
      <style:table-column-properties style:column-width="1.5395in"/>
    </style:style>
    <style:style style:name="TableColumn72" style:family="table-column">
      <style:table-column-properties style:column-width="2.7048in"/>
    </style:style>
    <style:style style:name="Table70" style:family="table">
      <style:table-properties style:width="2.0298in" fo:margin-left="0in" table:align="left"/>
    </style:style>
    <style:style style:name="TableRow73" style:family="table-row">
      <style:table-row-properties style:min-row-height="0.234in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Normal" style:family="paragraph">
      <style:paragraph-properties fo:margin-bottom="0in" fo:line-height="107%" fo:margin-left="-0.675in" fo:margin-right="0.0395in" fo:text-indent="0in">
        <style:tab-stops/>
      </style:paragraph-properties>
    </style:style>
    <style:style style:name="TableColumn77" style:family="table-column">
      <style:table-column-properties style:column-width="1.534in"/>
    </style:style>
    <style:style style:name="Table76" style:family="table">
      <style:table-properties style:width="1.534in" fo:margin-left="0in" table:align="left"/>
    </style:style>
    <style:style style:name="TableRow78" style:family="table-row">
      <style:table-row-properties style:min-row-height="0.175in"/>
    </style:style>
    <style:style style:name="TableCell79" style:family="table-cell">
      <style:table-cell-properties fo:border="0.0069in solid #000000" style:writing-mode="lr-tb" fo:padding-top="0.0611in" fo:padding-left="0.0166in" fo:padding-bottom="0in" fo:padding-right="0.0798in"/>
    </style:style>
    <style:style style:name="P8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81" style:parent-style-name="DefaultParagraphFont" style:family="text">
      <style:text-properties fo:color="#A9A9A9"/>
    </style:style>
    <style:style style:name="P8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Normal" style:family="paragraph">
      <style:paragraph-properties fo:margin-bottom="0in" fo:line-height="107%" fo:margin-left="-2.2486in" fo:margin-right="2.7048in" fo:text-indent="0in">
        <style:tab-stops/>
      </style:paragraph-properties>
    </style:style>
    <style:style style:name="TableColumn86" style:family="table-column">
      <style:table-column-properties style:column-width="0.4173in"/>
    </style:style>
    <style:style style:name="Table85" style:family="table">
      <style:table-properties style:width="0.4173in" fo:margin-left="0.0395in" table:align="left"/>
    </style:style>
    <style:style style:name="TableRow87" style:family="table-row">
      <style:table-row-properties style:min-row-height="0.234in"/>
    </style:style>
    <style:style style:name="TableCell88" style:family="table-cell">
      <style:table-cell-properties fo:border-top="0.0034in solid #D4D0C8" fo:border-left="0.0034in solid #D4D0C8" fo:border-bottom="0.0034in solid #6A6864" fo:border-right="0.0034in solid #6A6864" fo:background-color="#D4D0C8" style:writing-mode="lr-tb" fo:padding-top="0.0618in" fo:padding-left="0.0381in" fo:padding-bottom="0in" fo:padding-right="0.0388in"/>
    </style:style>
    <style:style style:name="P89" style:parent-style-name="Normal" style:family="paragraph">
      <style:paragraph-properties fo:text-align="justify" fo:margin-bottom="0in" fo:line-height="107%" fo:margin-left="0in" fo:text-indent="0in">
        <style:tab-stops/>
      </style:paragraph-properties>
    </style:style>
    <style:style style:name="T90" style:parent-style-name="DefaultParagraphFont" style:family="text">
      <style:text-properties fo:color="#808080"/>
    </style:style>
    <style:style style:name="P9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92" style:parent-style-name="Normal" style:family="paragraph">
      <style:paragraph-properties fo:margin-bottom="0.0291in" fo:margin-left="-0.0034in" fo:margin-right="5.5in">
        <style:tab-stops/>
      </style:paragraph-properties>
    </style:style>
    <style:style style:name="T93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P94" style:parent-style-name="Normal" style:family="paragraph">
      <style:paragraph-properties fo:margin-bottom="0.2625in" fo:margin-left="-0.0034in" fo:margin-right="5.5in">
        <style:tab-stops/>
      </style:paragraph-properties>
    </style:style>
    <style:style style:name="T95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ableColumn97" style:family="table-column">
      <style:table-column-properties style:column-width="0.2006in"/>
    </style:style>
    <style:style style:name="Table96" style:family="table">
      <style:table-properties style:width="0.2006in" fo:margin-left="0in" table:align="left"/>
    </style:style>
    <style:style style:name="TableRow98" style:family="table-row">
      <style:table-row-properties style:min-row-height="0.234in"/>
    </style:style>
    <style:style style:name="TableCell99" style:family="table-cell">
      <style:table-cell-properties fo:border-top="0.0034in solid #D4D0C8" fo:border-left="0.0034in solid #D4D0C8" fo:border-bottom="0.0034in solid #6A6864" fo:border-right="0.0034in solid #6A6864" fo:background-color="#D4D0C8" style:writing-mode="lr-tb" fo:padding-top="0.0618in" fo:padding-left="0.0381in" fo:padding-bottom="0in" fo:padding-right="0.0375in"/>
    </style:style>
    <style:style style:name="P100" style:parent-style-name="Normal" style:family="paragraph">
      <style:paragraph-properties fo:text-align="justify" fo:margin-bottom="0in" fo:line-height="107%" fo:margin-left="0in" fo:text-indent="0in">
        <style:tab-stops/>
      </style:paragraph-properties>
    </style:style>
    <style:style style:name="P101" style:parent-style-name="Normal" style:family="paragraph">
      <style:paragraph-properties fo:margin-bottom="0in" fo:margin-left="-0.0034in" fo:margin-right="6.443in">
        <style:tab-stops/>
      </style:paragraph-properties>
    </style:style>
    <style:style style:name="T102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P103" style:parent-style-name="Normal" style:family="paragraph">
      <style:paragraph-properties fo:margin-bottom="0.1277in" fo:line-height="107%" fo:margin-left="0in" fo:text-indent="0in">
        <style:tab-stops/>
      </style:paragraph-properties>
    </style:style>
    <style:style style:name="T104" style:parent-style-name="DefaultParagraphFont" style:family="text">
      <style:text-properties fo:font-size="11pt" style:font-size-asian="11pt"/>
    </style:style>
    <style:style style:name="P105" style:parent-style-name="Normal" style:family="paragraph">
      <style:paragraph-properties fo:margin-right="0.0083in"/>
    </style:style>
    <style:style style:name="T106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P107" style:parent-style-name="Normal" style:family="paragraph">
      <style:paragraph-properties fo:margin-bottom="0.1159in" fo:margin-right="0.0083in"/>
    </style:style>
    <style:style style:name="P108" style:parent-style-name="Normal" style:family="paragraph">
      <style:paragraph-properties fo:margin-bottom="0.1125in" fo:margin-right="0.0083in"/>
    </style:style>
    <style:style style:name="P109" style:parent-style-name="Normal" style:family="paragraph">
      <style:paragraph-properties fo:margin-bottom="0.1701in" fo:line-height="111%"/>
    </style:style>
    <style:style style:name="T110" style:parent-style-name="DefaultParagraphFont" style:family="text">
      <style:text-properties fo:font-weight="bold" style:font-weight-asian="bold"/>
    </style:style>
    <style:style style:name="P111" style:parent-style-name="Normal" style:family="paragraph">
      <style:paragraph-properties fo:margin-left="0.2152in" fo:margin-right="0.0083in">
        <style:tab-stops/>
      </style:paragraph-properties>
    </style:style>
    <style:style style:name="T112" style:parent-style-name="DefaultParagraphFont" style:family="text">
      <style:text-properties fo:font-size="11pt" style:font-size-asian="11pt"/>
    </style:style>
    <style:style style:name="P113" style:parent-style-name="Normal" style:family="paragraph">
      <style:paragraph-properties fo:margin-bottom="0.1125in" fo:margin-left="0.3298in" fo:margin-right="0.0083in">
        <style:tab-stops/>
      </style:paragraph-properties>
    </style:style>
    <style:style style:name="P114" style:parent-style-name="Normal" style:family="paragraph">
      <style:paragraph-properties fo:margin-right="0.0083in"/>
    </style:style>
    <style:style style:name="P115" style:parent-style-name="Normal" style:family="paragraph">
      <style:paragraph-properties fo:margin-left="0.3298in" fo:margin-right="0.0083in">
        <style:tab-stops/>
      </style:paragraph-properties>
    </style:style>
    <style:style style:name="P116" style:parent-style-name="Normal" style:family="paragraph">
      <style:paragraph-properties fo:margin-bottom="0.043in" fo:margin-right="0.0083in"/>
    </style:style>
    <style:style style:name="P117" style:parent-style-name="Normal" style:family="paragraph">
      <style:paragraph-properties fo:margin-bottom="0in" fo:line-height="107%" fo:margin-left="0.5416in" fo:text-indent="0in">
        <style:tab-stops/>
      </style:paragraph-properties>
    </style:style>
    <style:style style:name="T118" style:parent-style-name="DefaultParagraphFont" style:family="text">
      <style:text-properties fo:font-size="11pt" style:font-size-asian="11pt"/>
    </style:style>
    <style:style style:name="P119" style:parent-style-name="Normal" style:family="paragraph">
      <style:paragraph-properties fo:margin-bottom="0.2881in" fo:margin-left="0.5486in" fo:margin-right="5.5in">
        <style:tab-stops/>
      </style:paragraph-properties>
    </style:style>
    <style:style style:name="T120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P121" style:parent-style-name="Heading2" style:family="paragraph">
      <style:paragraph-properties fo:margin-bottom="0.0965in" fo:margin-left="0.2048in">
        <style:tab-stops/>
      </style:paragraph-properties>
    </style:style>
    <style:style style:name="T122" style:parent-style-name="DefaultParagraphFont" style:family="text">
      <style:text-properties fo:font-size="11pt" style:font-size-asian="11pt"/>
    </style:style>
    <style:style style:name="P123" style:parent-style-name="Normal" style:family="paragraph">
      <style:paragraph-properties fo:margin-left="0.3298in" fo:margin-right="0.0083in">
        <style:tab-stops/>
      </style:paragraph-properties>
    </style:style>
    <style:style style:name="P124" style:parent-style-name="Normal" style:family="paragraph">
      <style:paragraph-properties fo:margin-left="0.3298in" fo:margin-right="0.0083in">
        <style:tab-stops/>
      </style:paragraph-properties>
    </style:style>
    <style:style style:name="P125" style:parent-style-name="Normal" style:family="paragraph">
      <style:paragraph-properties fo:margin-left="0.3298in" fo:margin-right="0.0083in">
        <style:tab-stops/>
      </style:paragraph-properties>
    </style:style>
    <style:style style:name="P126" style:parent-style-name="Normal" style:family="paragraph">
      <style:paragraph-properties fo:margin-bottom="0.0152in" fo:line-height="107%" fo:margin-left="0.3333in" fo:text-indent="0in">
        <style:tab-stops/>
      </style:paragraph-properties>
    </style:style>
    <style:style style:name="T127" style:parent-style-name="DefaultParagraphFont" style:family="text">
      <style:text-properties fo:color="#0000EE" fo:font-size="8pt" style:font-size-asian="8pt" style:text-underline-type="single" style:text-underline-style="solid" style:text-underline-width="auto" style:text-underline-mode="continuous" style:text-underline-color="#0000EE"/>
    </style:style>
    <style:style style:name="T128" style:parent-style-name="DefaultParagraphFont" style:family="text">
      <style:text-properties fo:font-size="8pt" style:font-size-asian="8pt"/>
    </style:style>
    <style:style style:name="P129" style:parent-style-name="Normal" style:family="paragraph">
      <style:paragraph-properties fo:margin-bottom="0.2881in" fo:margin-left="0.3298in" fo:margin-right="0.0083in">
        <style:tab-stops/>
      </style:paragraph-properties>
    </style:style>
    <style:style style:name="P130" style:parent-style-name="Heading2" style:family="paragraph">
      <style:paragraph-properties fo:margin-left="0.2048in">
        <style:tab-stops/>
      </style:paragraph-properties>
    </style:style>
    <style:style style:name="T131" style:parent-style-name="DefaultParagraphFont" style:family="text">
      <style:text-properties fo:font-size="11pt" style:font-size-asian="11pt"/>
    </style:style>
    <style:style style:name="TableColumn133" style:family="table-column">
      <style:table-column-properties style:column-width="0.8444in"/>
    </style:style>
    <style:style style:name="TableColumn134" style:family="table-column">
      <style:table-column-properties style:column-width="0.0736in"/>
    </style:style>
    <style:style style:name="TableColumn135" style:family="table-column">
      <style:table-column-properties style:column-width="1.0569in"/>
    </style:style>
    <style:style style:name="TableColumn136" style:family="table-column">
      <style:table-column-properties style:column-width="0.0736in"/>
    </style:style>
    <style:style style:name="TableColumn137" style:family="table-column">
      <style:table-column-properties style:column-width="1.2694in"/>
    </style:style>
    <style:style style:name="Table132" style:family="table">
      <style:table-properties style:width="3.318in" fo:margin-left="0.3625in" table:align="left"/>
    </style:style>
    <style:style style:name="TableRow138" style:family="table-row">
      <style:table-row-properties style:min-row-height="0.234in"/>
    </style:style>
    <style:style style:name="TableCell139" style:family="table-cell">
      <style:table-cell-properties fo:border-top="0.0034in solid #D4D0C8" fo:border-left="0.0034in solid #D4D0C8" fo:border-bottom="0.0034in solid #6A6864" fo:border-right="0.0034in solid #6A6864" fo:background-color="#D4D0C8" style:writing-mode="lr-tb" fo:padding-top="0.0618in" fo:padding-left="0.0381in" fo:padding-bottom="0in" fo:padding-right="0.0312in"/>
    </style:style>
    <style:style style:name="P140" style:parent-style-name="Normal" style:family="paragraph">
      <style:paragraph-properties fo:text-align="justify" fo:margin-bottom="0in" fo:line-height="107%" fo:margin-left="0in" fo:text-indent="0in">
        <style:tab-stops/>
      </style:paragraph-properties>
    </style:style>
    <style:style style:name="TableCell141" style:family="table-cell">
      <style:table-cell-properties fo:border-top="none" fo:border-left="0.0034in solid #6A6864" fo:border-bottom="none" fo:border-right="0.0034in solid #D4D0C8" style:writing-mode="lr-tb" style:vertical-align="bottom" fo:padding-top="0.0618in" fo:padding-left="0.0381in" fo:padding-bottom="0in" fo:padding-right="0.0312in"/>
    </style:style>
    <style:style style:name="P14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ableCell143" style:family="table-cell">
      <style:table-cell-properties fo:border-top="0.0034in solid #D4D0C8" fo:border-left="0.0034in solid #D4D0C8" fo:border-bottom="0.0034in solid #6A6864" fo:border-right="0.0034in solid #6A6864" fo:background-color="#D4D0C8" style:writing-mode="lr-tb" fo:padding-top="0.0618in" fo:padding-left="0.0381in" fo:padding-bottom="0in" fo:padding-right="0.0312in"/>
    </style:style>
    <style:style style:name="P144" style:parent-style-name="Normal" style:family="paragraph">
      <style:paragraph-properties fo:text-align="justify" fo:margin-bottom="0in" fo:line-height="107%" fo:margin-left="0in" fo:text-indent="0in">
        <style:tab-stops/>
      </style:paragraph-properties>
    </style:style>
    <style:style style:name="TableCell145" style:family="table-cell">
      <style:table-cell-properties fo:border-top="none" fo:border-left="0.0034in solid #6A6864" fo:border-bottom="none" fo:border-right="0.0034in solid #D4D0C8" style:writing-mode="lr-tb" fo:padding-top="0.0618in" fo:padding-left="0.0381in" fo:padding-bottom="0in" fo:padding-right="0.0312in"/>
    </style:style>
    <style:style style:name="P14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ableCell147" style:family="table-cell">
      <style:table-cell-properties fo:border-top="0.0034in solid #D4D0C8" fo:border-left="0.0034in solid #D4D0C8" fo:border-bottom="0.0034in solid #6A6864" fo:border-right="0.0034in solid #6A6864" fo:background-color="#D4D0C8" style:writing-mode="lr-tb" fo:padding-top="0.0618in" fo:padding-left="0.0381in" fo:padding-bottom="0in" fo:padding-right="0.0312in"/>
    </style:style>
    <style:style style:name="P148" style:parent-style-name="Normal" style:family="paragraph">
      <style:paragraph-properties fo:text-align="justify" fo:margin-bottom="0in" fo:line-height="107%" fo:margin-left="0in" fo:text-indent="0in">
        <style:tab-stops/>
      </style:paragraph-properties>
    </style:style>
    <style:style style:name="P149" style:parent-style-name="Normal" style:family="paragraph">
      <style:paragraph-properties fo:margin-left="0.3298in" fo:margin-right="0.0083in">
        <style:tab-stops/>
      </style:paragraph-properties>
    </style:style>
    <style:style style:name="P150" style:parent-style-name="Normal" style:family="paragraph">
      <style:paragraph-properties fo:margin-left="0.3298in" fo:margin-right="0.0083in">
        <style:tab-stops/>
      </style:paragraph-properties>
    </style:style>
    <style:style style:name="P151" style:parent-style-name="Normal" style:family="paragraph">
      <style:paragraph-properties fo:margin-left="0.3298in" fo:margin-right="0.0083in">
        <style:tab-stops/>
      </style:paragraph-properties>
    </style:style>
    <style:style style:name="P152" style:parent-style-name="Normal" style:family="paragraph">
      <style:paragraph-properties fo:line-height="104%" fo:margin-left="0.3402in" fo:margin-right="6.793in">
        <style:tab-stops/>
      </style:paragraph-properties>
    </style:style>
    <style:style style:name="T153" style:parent-style-name="DefaultParagraphFont" style:family="text">
      <style:text-properties fo:font-size="11pt" style:font-size-asian="11pt"/>
    </style:style>
    <style:style style:name="T154" style:parent-style-name="DefaultParagraphFont" style:family="text">
      <style:text-properties fo:font-size="8pt" style:font-size-asian="8pt"/>
    </style:style>
    <style:style style:name="T155" style:parent-style-name="DefaultParagraphFont" style:family="text">
      <style:text-properties fo:color="#0000EE" fo:font-size="8pt" style:font-size-asian="8pt"/>
    </style:style>
    <style:style style:name="T156" style:parent-style-name="DefaultParagraphFont" style:family="text">
      <style:text-properties fo:font-size="8pt" style:font-size-asian="8pt"/>
    </style:style>
    <style:style style:name="P157" style:parent-style-name="Normal" style:family="paragraph">
      <style:paragraph-properties fo:margin-left="0.3298in" fo:margin-right="0.0083in">
        <style:tab-stops/>
      </style:paragraph-properties>
    </style:style>
    <style:style style:name="P158" style:parent-style-name="Normal" style:family="paragraph">
      <style:paragraph-properties fo:line-height="104%" fo:margin-left="0.3402in" fo:margin-right="6.7138in">
        <style:tab-stops/>
      </style:paragraph-properties>
    </style:style>
    <style:style style:name="T159" style:parent-style-name="DefaultParagraphFont" style:family="text">
      <style:text-properties fo:font-size="11pt" style:font-size-asian="11pt"/>
    </style:style>
    <style:style style:name="T160" style:parent-style-name="DefaultParagraphFont" style:family="text">
      <style:text-properties fo:font-size="8pt" style:font-size-asian="8pt"/>
    </style:style>
    <style:style style:name="T161" style:parent-style-name="DefaultParagraphFont" style:family="text">
      <style:text-properties fo:color="#0000EE" fo:font-size="8pt" style:font-size-asian="8pt"/>
    </style:style>
    <style:style style:name="T162" style:parent-style-name="DefaultParagraphFont" style:family="text">
      <style:text-properties fo:font-size="8pt" style:font-size-asian="8pt"/>
    </style:style>
    <style:style style:name="T163" style:parent-style-name="DefaultParagraphFont" style:family="text">
      <style:text-properties fo:color="#0000EE" fo:font-size="8pt" style:font-size-asian="8pt"/>
    </style:style>
    <style:style style:name="T164" style:parent-style-name="DefaultParagraphFont" style:family="text">
      <style:text-properties fo:font-size="8pt" style:font-size-asian="8pt"/>
    </style:style>
    <style:style style:name="P165" style:parent-style-name="Normal" style:family="paragraph">
      <style:paragraph-properties fo:margin-bottom="0.0701in" fo:margin-left="0.3298in" fo:margin-right="0.0083in">
        <style:tab-stops/>
      </style:paragraph-properties>
    </style:style>
    <style:style style:name="P166" style:parent-style-name="Normal" style:family="paragraph">
      <style:paragraph-properties fo:margin-bottom="0.2722in" fo:line-height="107%" fo:margin-left="0.2083in" fo:text-indent="0in">
        <style:tab-stops/>
      </style:paragraph-properties>
    </style:style>
    <style:style style:name="T167" style:parent-style-name="DefaultParagraphFont" style:family="text">
      <style:text-properties fo:font-size="11pt" style:font-size-asian="11pt"/>
    </style:style>
    <style:style style:name="P16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69" style:parent-style-name="DefaultParagraphFont" style:family="text">
      <style:text-properties fo:font-weight="bold" style:font-weight-asian="bold" fo:letter-spacing="0.0006in" style:text-scale="117%" fo:font-size="11.5pt" style:font-size-asian="11.5pt"/>
    </style:style>
    <style:style style:name="T170" style:parent-style-name="DefaultParagraphFont" style:family="text">
      <style:text-properties fo:font-weight="bold" style:font-weight-asian="bold" fo:letter-spacing="0.0083in" style:text-scale="117%" fo:font-size="11.5pt" style:font-size-asian="11.5pt"/>
    </style:style>
    <style:style style:name="T171" style:parent-style-name="DefaultParagraphFont" style:family="text">
      <style:text-properties fo:font-weight="bold" style:font-weight-asian="bold" fo:letter-spacing="0.0006in" style:text-scale="117%" fo:font-size="11.5pt" style:font-size-asian="11.5pt"/>
    </style:style>
    <style:style style:name="T172" style:parent-style-name="DefaultParagraphFont" style:family="text">
      <style:text-properties fo:font-weight="bold" style:font-weight-asian="bold" fo:letter-spacing="0.0083in" style:text-scale="117%" fo:font-size="11.5pt" style:font-size-asian="11.5pt"/>
    </style:style>
    <style:style style:name="T173" style:parent-style-name="DefaultParagraphFont" style:family="text">
      <style:text-properties fo:font-weight="bold" style:font-weight-asian="bold" fo:letter-spacing="0.0006in" style:text-scale="117%" fo:font-size="11.5pt" style:font-size-asian="11.5pt"/>
    </style:style>
    <style:style style:name="T174" style:parent-style-name="DefaultParagraphFont" style:family="text">
      <style:text-properties fo:font-weight="bold" style:font-weight-asian="bold" fo:letter-spacing="0.0083in" style:text-scale="117%" fo:font-size="11.5pt" style:font-size-asian="11.5pt"/>
    </style:style>
    <style:style style:name="T175" style:parent-style-name="DefaultParagraphFont" style:family="text">
      <style:text-properties fo:font-weight="bold" style:font-weight-asian="bold" fo:letter-spacing="0.0006in" style:text-scale="117%" fo:font-size="11.5pt" style:font-size-asian="11.5pt"/>
    </style:style>
    <style:style style:name="T176" style:parent-style-name="DefaultParagraphFont" style:family="text">
      <style:text-properties fo:font-weight="bold" style:font-weight-asian="bold" fo:letter-spacing="0.0083in" style:text-scale="117%" fo:font-size="11.5pt" style:font-size-asian="11.5pt"/>
    </style:style>
    <style:style style:name="T177" style:parent-style-name="DefaultParagraphFont" style:family="text">
      <style:text-properties fo:font-weight="bold" style:font-weight-asian="bold" fo:letter-spacing="0.0006in" style:text-scale="117%" fo:font-size="11.5pt" style:font-size-asian="11.5pt"/>
    </style:style>
    <style:style style:name="P17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17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80" style:parent-style-name="DefaultParagraphFont" style:family="text">
      <style:text-properties fo:font-weight="bold" style:font-weight-asian="bold" fo:color="#0000EE" fo:letter-spacing="0.0006in" style:text-scale="118%" fo:font-size="11.5pt" style:font-size-asian="11.5pt"/>
    </style:style>
    <style:style style:name="P18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82" style:parent-style-name="DefaultParagraphFont" style:family="text">
      <style:text-properties fo:color="#0000EE" fo:letter-spacing="0.0006in" style:text-scale="109%" fo:font-size="8pt" style:font-size-asian="8pt"/>
    </style:style>
    <style:style style:name="P18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18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85" style:parent-style-name="DefaultParagraphFont" style:family="text">
      <style:text-properties style:text-scale="112%" fo:font-size="8pt" style:font-size-asian="8pt"/>
    </style:style>
    <style:style style:name="T186" style:parent-style-name="DefaultParagraphFont" style:family="text">
      <style:text-properties fo:letter-spacing="0.0055in" style:text-scale="112%" fo:font-size="8pt" style:font-size-asian="8pt"/>
    </style:style>
    <style:style style:name="P18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88" style:parent-style-name="DefaultParagraphFont" style:family="text">
      <style:text-properties fo:color="#0000EE" fo:letter-spacing="0.0006in" style:text-scale="115%" fo:font-size="8pt" style:font-size-asian="8pt"/>
    </style:style>
    <style:style style:name="P18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19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91" style:parent-style-name="DefaultParagraphFont" style:family="text">
      <style:text-properties style:text-scale="112%" fo:font-size="8pt" style:font-size-asian="8pt"/>
    </style:style>
    <style:style style:name="T192" style:parent-style-name="DefaultParagraphFont" style:family="text">
      <style:text-properties fo:letter-spacing="0.0055in" style:text-scale="112%" fo:font-size="8pt" style:font-size-asian="8pt"/>
    </style:style>
    <style:style style:name="P19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94" style:parent-style-name="DefaultParagraphFont" style:family="text">
      <style:text-properties fo:color="#0000EE" fo:letter-spacing="0.0006in" style:text-scale="114%" fo:font-size="8pt" style:font-size-asian="8pt"/>
    </style:style>
    <style:style style:name="P19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19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97" style:parent-style-name="DefaultParagraphFont" style:family="text">
      <style:text-properties style:text-scale="112%" fo:font-size="8pt" style:font-size-asian="8pt"/>
    </style:style>
    <style:style style:name="T198" style:parent-style-name="DefaultParagraphFont" style:family="text">
      <style:text-properties fo:letter-spacing="0.0055in" style:text-scale="112%" fo:font-size="8pt" style:font-size-asian="8pt"/>
    </style:style>
    <style:style style:name="P19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00" style:parent-style-name="DefaultParagraphFont" style:family="text">
      <style:text-properties fo:color="#0000EE" style:text-scale="99%" fo:font-size="8pt" style:font-size-asian="8pt"/>
    </style:style>
    <style:style style:name="P20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20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03" style:parent-style-name="DefaultParagraphFont" style:family="text">
      <style:text-properties style:text-scale="112%" fo:font-size="8pt" style:font-size-asian="8pt"/>
    </style:style>
    <style:style style:name="T204" style:parent-style-name="DefaultParagraphFont" style:family="text">
      <style:text-properties fo:letter-spacing="0.0055in" style:text-scale="112%" fo:font-size="8pt" style:font-size-asian="8pt"/>
    </style:style>
    <style:style style:name="P20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06" style:parent-style-name="DefaultParagraphFont" style:family="text">
      <style:text-properties fo:color="#0000EE" fo:letter-spacing="0.0006in" style:text-scale="104%" fo:font-size="8pt" style:font-size-asian="8pt"/>
    </style:style>
    <style:style style:name="P20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20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09" style:parent-style-name="DefaultParagraphFont" style:family="text">
      <style:text-properties style:text-scale="112%" fo:font-size="8pt" style:font-size-asian="8pt"/>
    </style:style>
    <style:style style:name="T210" style:parent-style-name="DefaultParagraphFont" style:family="text">
      <style:text-properties fo:letter-spacing="0.0055in" style:text-scale="112%" fo:font-size="8pt" style:font-size-asian="8pt"/>
    </style:style>
    <style:style style:name="P21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12" style:parent-style-name="DefaultParagraphFont" style:family="text">
      <style:text-properties fo:color="#0000EE" style:text-scale="105%" fo:font-size="8pt" style:font-size-asian="8pt"/>
    </style:style>
    <style:style style:name="P21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21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15" style:parent-style-name="DefaultParagraphFont" style:family="text">
      <style:text-properties style:text-scale="112%" fo:font-size="8pt" style:font-size-asian="8pt"/>
    </style:style>
    <style:style style:name="T216" style:parent-style-name="DefaultParagraphFont" style:family="text">
      <style:text-properties fo:letter-spacing="0.0055in" style:text-scale="112%" fo:font-size="8pt" style:font-size-asian="8pt"/>
    </style:style>
    <style:style style:name="P21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18" style:parent-style-name="DefaultParagraphFont" style:family="text">
      <style:text-properties fo:color="#0000EE" fo:letter-spacing="0.0006in" style:text-scale="107%" fo:font-size="8pt" style:font-size-asian="8pt"/>
    </style:style>
    <style:style style:name="P21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22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21" style:parent-style-name="DefaultParagraphFont" style:family="text">
      <style:text-properties style:text-scale="112%" fo:font-size="8pt" style:font-size-asian="8pt"/>
    </style:style>
    <style:style style:name="T222" style:parent-style-name="DefaultParagraphFont" style:family="text">
      <style:text-properties fo:letter-spacing="0.0055in" style:text-scale="112%" fo:font-size="8pt" style:font-size-asian="8pt"/>
    </style:style>
    <style:style style:name="P22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24" style:parent-style-name="DefaultParagraphFont" style:family="text">
      <style:text-properties fo:color="#0000EE" fo:letter-spacing="0.0006in" style:text-scale="107%" fo:font-size="8pt" style:font-size-asian="8pt"/>
    </style:style>
    <style:style style:name="P22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22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27" style:parent-style-name="DefaultParagraphFont" style:family="text">
      <style:text-properties style:text-scale="112%" fo:font-size="8pt" style:font-size-asian="8pt"/>
    </style:style>
    <style:style style:name="T228" style:parent-style-name="DefaultParagraphFont" style:family="text">
      <style:text-properties fo:letter-spacing="0.0055in" style:text-scale="112%" fo:font-size="8pt" style:font-size-asian="8pt"/>
    </style:style>
    <style:style style:name="P22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30" style:parent-style-name="DefaultParagraphFont" style:family="text">
      <style:text-properties fo:color="#0000EE" fo:letter-spacing="0.0006in" style:text-scale="107%" fo:font-size="8pt" style:font-size-asian="8pt"/>
    </style:style>
    <style:style style:name="P23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23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33" style:parent-style-name="DefaultParagraphFont" style:family="text">
      <style:text-properties fo:font-weight="bold" style:font-weight-asian="bold" fo:letter-spacing="0.0006in" style:text-scale="118%" fo:font-size="14.5pt" style:font-size-asian="14.5pt"/>
    </style:style>
    <style:style style:name="T234" style:parent-style-name="DefaultParagraphFont" style:family="text">
      <style:text-properties fo:font-weight="bold" style:font-weight-asian="bold" fo:letter-spacing="0.0104in" style:text-scale="118%" fo:font-size="14.5pt" style:font-size-asian="14.5pt"/>
    </style:style>
    <style:style style:name="T235" style:parent-style-name="DefaultParagraphFont" style:family="text">
      <style:text-properties fo:font-weight="bold" style:font-weight-asian="bold" fo:letter-spacing="0.0006in" style:text-scale="118%" fo:font-size="14.5pt" style:font-size-asian="14.5pt"/>
    </style:style>
    <style:style style:name="P236" style:parent-style-name="Heading3" style:family="paragraph">
      <style:paragraph-properties fo:margin-left="0.5381in">
        <style:tab-stops/>
      </style:paragraph-properties>
    </style:style>
    <style:style style:name="T237" style:parent-style-name="DefaultParagraphFont" style:family="text">
      <style:text-properties fo:font-size="11pt" style:font-size-asian="11pt"/>
    </style:style>
    <style:style style:name="P238" style:parent-style-name="Normal" style:family="paragraph">
      <style:paragraph-properties fo:margin-left="0.6736in" fo:margin-right="0.0083in">
        <style:tab-stops/>
      </style:paragraph-properties>
    </style:style>
    <style:style style:name="P239" style:parent-style-name="Normal" style:family="paragraph">
      <style:paragraph-properties fo:margin-bottom="0.2881in" fo:margin-left="0.6736in" fo:margin-right="0.0083in">
        <style:tab-stops/>
      </style:paragraph-properties>
    </style:style>
    <style:style style:name="P240" style:parent-style-name="Heading2" style:family="paragraph">
      <style:paragraph-properties fo:margin-bottom="0.1861in" fo:margin-left="0.2048in">
        <style:tab-stops/>
      </style:paragraph-properties>
    </style:style>
    <style:style style:name="T241" style:parent-style-name="DefaultParagraphFont" style:family="text">
      <style:text-properties fo:font-size="11pt" style:font-size-asian="11pt"/>
    </style:style>
    <style:style style:name="P242" style:parent-style-name="Heading3" style:family="paragraph">
      <style:paragraph-properties fo:margin-left="0.5381in">
        <style:tab-stops/>
      </style:paragraph-properties>
    </style:style>
    <style:style style:name="T243" style:parent-style-name="DefaultParagraphFont" style:family="text">
      <style:text-properties fo:font-size="11pt" style:font-size-asian="11pt"/>
    </style:style>
    <style:style style:name="P244" style:parent-style-name="Normal" style:family="paragraph">
      <style:paragraph-properties fo:margin-left="0.6736in" fo:margin-right="0.0083in">
        <style:tab-stops/>
      </style:paragraph-properties>
    </style:style>
    <style:style style:name="P245" style:parent-style-name="Normal" style:family="paragraph">
      <style:paragraph-properties fo:margin-bottom="0.1125in" fo:margin-left="0.6736in" fo:margin-right="0.0083in">
        <style:tab-stops/>
      </style:paragraph-properties>
    </style:style>
    <style:style style:name="P246" style:parent-style-name="Normal" style:family="paragraph">
      <style:paragraph-properties fo:margin-bottom="0.0951in" fo:line-height="111%" fo:margin-left="0.6631in">
        <style:tab-stops/>
      </style:paragraph-properties>
    </style:style>
    <style:style style:name="T247" style:parent-style-name="DefaultParagraphFont" style:family="text">
      <style:text-properties fo:font-weight="bold" style:font-weight-asian="bold"/>
    </style:style>
    <style:style style:name="P248" style:parent-style-name="Normal" style:family="paragraph">
      <style:paragraph-properties fo:margin-bottom="0.1159in" fo:margin-left="0.6736in" fo:margin-right="0.0083in">
        <style:tab-stops/>
      </style:paragraph-properties>
    </style:style>
    <style:style style:name="P249" style:parent-style-name="Normal" style:family="paragraph">
      <style:paragraph-properties fo:margin-bottom="0.1701in" fo:line-height="111%" fo:margin-left="0.6631in">
        <style:tab-stops/>
      </style:paragraph-properties>
    </style:style>
    <style:style style:name="T250" style:parent-style-name="DefaultParagraphFont" style:family="text">
      <style:text-properties fo:font-weight="bold" style:font-weight-asian="bold"/>
    </style:style>
    <style:style style:name="P251" style:parent-style-name="Normal" style:family="paragraph">
      <style:paragraph-properties fo:margin-left="0.8819in" fo:margin-right="0.0083in">
        <style:tab-stops/>
      </style:paragraph-properties>
    </style:style>
    <style:style style:name="T252" style:parent-style-name="DefaultParagraphFont" style:family="text">
      <style:text-properties fo:font-size="11pt" style:font-size-asian="11pt"/>
    </style:style>
    <style:style style:name="P253" style:parent-style-name="Normal" style:family="paragraph">
      <style:paragraph-properties fo:margin-bottom="0.1125in" fo:margin-left="0.8819in" fo:margin-right="0.0083in">
        <style:tab-stops/>
      </style:paragraph-properties>
    </style:style>
    <style:style style:name="P254" style:parent-style-name="Normal" style:family="paragraph">
      <style:paragraph-properties fo:margin-bottom="0.0951in" fo:line-height="111%" fo:margin-left="0.6631in">
        <style:tab-stops/>
      </style:paragraph-properties>
    </style:style>
    <style:style style:name="T255" style:parent-style-name="DefaultParagraphFont" style:family="text">
      <style:text-properties fo:font-weight="bold" style:font-weight-asian="bold"/>
    </style:style>
    <style:style style:name="P256" style:parent-style-name="Normal" style:family="paragraph">
      <style:paragraph-properties fo:margin-bottom="0in" fo:line-height="107%" fo:margin-left="0.6666in" fo:text-indent="0in">
        <style:tab-stops/>
      </style:paragraph-properties>
    </style:style>
    <style:style style:name="T257" style:parent-style-name="DefaultParagraphFont" style:family="text">
      <style:text-properties fo:font-size="8pt" style:font-size-asian="8pt"/>
    </style:style>
    <style:style style:name="P258" style:parent-style-name="Normal" style:family="paragraph">
      <style:paragraph-properties fo:line-height="104%" fo:margin-left="0.6631in" fo:margin-right="5.1472in">
        <style:tab-stops/>
      </style:paragraph-properties>
    </style:style>
    <style:style style:name="T259" style:parent-style-name="DefaultParagraphFont" style:family="text">
      <style:text-properties fo:font-size="8pt" style:font-size-asian="8pt"/>
    </style:style>
    <style:style style:name="P260" style:parent-style-name="Normal" style:family="paragraph">
      <style:paragraph-properties fo:margin-bottom="0in" fo:line-height="107%" fo:margin-left="0.6666in" fo:text-indent="0in">
        <style:tab-stops/>
      </style:paragraph-properties>
    </style:style>
    <style:style style:name="T261" style:parent-style-name="DefaultParagraphFont" style:family="text">
      <style:text-properties fo:font-size="8pt" style:font-size-asian="8pt"/>
    </style:style>
    <style:style style:name="P262" style:parent-style-name="Normal" style:family="paragraph">
      <style:paragraph-properties fo:margin-bottom="0.1402in" fo:line-height="107%" fo:margin-left="0.6666in" fo:text-indent="0in">
        <style:tab-stops/>
      </style:paragraph-properties>
    </style:style>
    <style:style style:name="T263" style:parent-style-name="DefaultParagraphFont" style:family="text">
      <style:text-properties fo:font-size="8pt" style:font-size-asian="8pt"/>
    </style:style>
    <style:style style:name="P264" style:parent-style-name="Normal" style:family="paragraph">
      <style:paragraph-properties fo:margin-bottom="0.0951in" fo:line-height="111%" fo:margin-left="0.6631in">
        <style:tab-stops/>
      </style:paragraph-properties>
    </style:style>
    <style:style style:name="T265" style:parent-style-name="DefaultParagraphFont" style:family="text">
      <style:text-properties fo:font-weight="bold" style:font-weight-asian="bold"/>
    </style:style>
    <style:style style:name="P266" style:parent-style-name="Normal" style:family="paragraph">
      <style:paragraph-properties fo:line-height="104%" fo:margin-left="0.6631in" fo:margin-right="5.0611in">
        <style:tab-stops/>
      </style:paragraph-properties>
    </style:style>
    <style:style style:name="T267" style:parent-style-name="DefaultParagraphFont" style:family="text">
      <style:text-properties fo:font-size="8pt" style:font-size-asian="8pt"/>
    </style:style>
    <style:style style:name="P268" style:parent-style-name="Normal" style:family="paragraph">
      <style:paragraph-properties fo:line-height="104%" fo:margin-left="0.6631in" fo:margin-right="5.0611in">
        <style:tab-stops/>
      </style:paragraph-properties>
    </style:style>
    <style:style style:name="T269" style:parent-style-name="DefaultParagraphFont" style:family="text">
      <style:text-properties fo:font-size="8pt" style:font-size-asian="8pt"/>
    </style:style>
    <style:style style:name="P270" style:parent-style-name="Normal" style:family="paragraph">
      <style:paragraph-properties fo:line-height="104%" fo:margin-left="0.6631in" fo:margin-right="5.0611in">
        <style:tab-stops/>
      </style:paragraph-properties>
    </style:style>
    <style:style style:name="T271" style:parent-style-name="DefaultParagraphFont" style:family="text">
      <style:text-properties fo:font-size="8pt" style:font-size-asian="8pt"/>
    </style:style>
    <style:style style:name="P272" style:parent-style-name="Normal" style:family="paragraph">
      <style:paragraph-properties fo:line-height="104%" fo:margin-left="0.6631in" fo:margin-right="5.0611in">
        <style:tab-stops/>
      </style:paragraph-properties>
    </style:style>
    <style:style style:name="T273" style:parent-style-name="DefaultParagraphFont" style:family="text">
      <style:text-properties fo:font-size="8pt" style:font-size-asian="8pt"/>
    </style:style>
    <style:style style:name="P274" style:parent-style-name="Normal" style:family="paragraph">
      <style:paragraph-properties fo:margin-bottom="0in" fo:line-height="107%" fo:margin-left="0.6666in" fo:text-indent="0in">
        <style:tab-stops/>
      </style:paragraph-properties>
    </style:style>
    <style:style style:name="T275" style:parent-style-name="DefaultParagraphFont" style:family="text">
      <style:text-properties fo:font-size="8pt" style:font-size-asian="8pt"/>
    </style:style>
    <style:style style:name="P276" style:parent-style-name="Normal" style:family="paragraph">
      <style:paragraph-properties fo:margin-bottom="0.1402in" fo:line-height="107%" fo:margin-left="0.6666in" fo:text-indent="0in">
        <style:tab-stops/>
      </style:paragraph-properties>
    </style:style>
    <style:style style:name="T277" style:parent-style-name="DefaultParagraphFont" style:family="text">
      <style:text-properties fo:font-size="8pt" style:font-size-asian="8pt"/>
    </style:style>
    <style:style style:name="P278" style:parent-style-name="Normal" style:family="paragraph">
      <style:paragraph-properties fo:margin-left="1in" fo:margin-right="0.0083in" fo:text-indent="-0.3333in">
        <style:tab-stops/>
      </style:paragraph-properties>
    </style:style>
    <style:style style:name="T279" style:parent-style-name="DefaultParagraphFont" style:family="text">
      <style:text-properties fo:font-size="8pt" style:font-size-asian="8pt"/>
    </style:style>
    <style:style style:name="P280" style:parent-style-name="Normal" style:family="paragraph">
      <style:paragraph-properties fo:margin-left="1in" fo:margin-right="3.4111in" fo:text-indent="-0.3333in">
        <style:tab-stops/>
      </style:paragraph-properties>
    </style:style>
    <style:style style:name="P281" style:parent-style-name="Normal" style:family="paragraph">
      <style:paragraph-properties fo:margin-left="0.6736in" fo:margin-right="0.0083in">
        <style:tab-stops/>
      </style:paragraph-properties>
    </style:style>
    <style:style style:name="P282" style:parent-style-name="Normal" style:family="paragraph">
      <style:paragraph-properties fo:text-align="center" fo:margin-bottom="0.2229in" fo:line-height="107%" fo:margin-left="0.2638in" fo:text-indent="0in">
        <style:tab-stops/>
      </style:paragraph-properties>
    </style:style>
    <style:style style:name="T283" style:parent-style-name="DefaultParagraphFont" style:family="text">
      <style:text-properties fo:font-size="11pt" style:font-size-asian="11pt"/>
    </style:style>
    <style:style style:name="T284" style:parent-style-name="DefaultParagraphFont" style:family="text">
      <style:text-properties fo:color="#0000EE" fo:font-size="8pt" style:font-size-asian="8pt"/>
    </style:style>
    <style:style style:name="P285" style:parent-style-name="Heading3" style:family="paragraph">
      <style:paragraph-properties fo:margin-left="0.5381in">
        <style:tab-stops/>
      </style:paragraph-properties>
    </style:style>
    <style:style style:name="T286" style:parent-style-name="DefaultParagraphFont" style:family="text">
      <style:text-properties fo:font-size="11pt" style:font-size-asian="11pt"/>
    </style:style>
    <style:style style:name="P287" style:parent-style-name="Normal" style:family="paragraph">
      <style:paragraph-properties fo:margin-left="0.6736in" fo:margin-right="0.0083in">
        <style:tab-stops/>
      </style:paragraph-properties>
    </style:style>
    <style:style style:name="T288" style:parent-style-name="DefaultParagraphFont" style:family="text">
      <style:text-properties fo:font-size="11pt" style:font-size-asian="11pt"/>
    </style:style>
    <style:style style:name="T289" style:parent-style-name="DefaultParagraphFont" style:family="text">
      <style:text-properties fo:color="#0000EE"/>
    </style:style>
    <style:style style:name="P290" style:parent-style-name="Normal" style:family="paragraph">
      <style:paragraph-properties fo:margin-bottom="0.1159in" fo:margin-left="0.6736in" fo:margin-right="0.0083in">
        <style:tab-stops/>
      </style:paragraph-properties>
    </style:style>
    <style:style style:name="P291" style:parent-style-name="Normal" style:family="paragraph">
      <style:paragraph-properties fo:margin-left="0.6736in" fo:margin-right="0.0083in">
        <style:tab-stops/>
      </style:paragraph-properties>
    </style:style>
    <style:style style:name="P292" style:parent-style-name="Normal" style:family="paragraph">
      <style:paragraph-properties fo:margin-left="1.0069in" fo:margin-right="0.0083in">
        <style:tab-stops/>
      </style:paragraph-properties>
    </style:style>
    <style:style style:name="T293" style:parent-style-name="DefaultParagraphFont" style:family="text">
      <style:text-properties fo:font-size="8pt" style:font-size-asian="8pt"/>
    </style:style>
    <style:style style:family="graphic" style:name="a30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/>
    </style:style>
    <style:style style:family="graphic" style:name="a49">
      <style:graphic-properties draw:fill="solid" draw:fill-color="#9a9a9a" draw:opacity="100%" draw:stroke="none"/>
    </style:style>
    <style:style style:family="graphic" style:name="a90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draw:fill="solid" draw:fill-color="#eeeeee" draw:opacity="100%" draw:stroke="none"/>
    </style:style>
    <style:style style:family="graphic" style:name="a51">
      <style:graphic-properties draw:fill="solid" draw:fill-color="#9a9a9a" draw:opacity="100%" draw:stroke="none"/>
    </style:style>
    <style:style style:family="graphic" style:name="a52">
      <style:graphic-properties draw:fill="solid" draw:fill-color="#eeeeee" draw:opacity="100%" draw:stroke="none"/>
    </style:style>
    <style:style style:family="graphic" style:name="a53">
      <style:graphic-properties/>
    </style:style>
    <style:style style:family="graphic" style:name="a54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55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56">
      <style:graphic-properties/>
    </style:style>
    <style:style style:family="graphic" style:name="a57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58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59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0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102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8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/>
    </style:style>
    <style:style style:family="graphic" style:name="a10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106">
      <style:graphic-properties draw:fill="none" draw:stroke="solid" svg:stroke-width="0.00834in" svg:stroke-color="#000000" svg:stroke-opacity="100%" draw:stroke-linejoin="bevel" svg:stroke-linecap="squar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12">
      <style:graphic-properties draw:fill="none" draw:stroke="solid" svg:stroke-width="0.00834in" svg:stroke-color="#000000" svg:stroke-opacity="100%" draw:stroke-linejoin="bevel" svg:stroke-linecap="square"/>
    </style:style>
    <style:style style:family="graphic" style:name="a108">
      <style:graphic-properties draw:fill="none" draw:stroke="solid" svg:stroke-width="0.00834in" svg:stroke-color="#000000" svg:stroke-opacity="100%" draw:stroke-linejoin="bevel" svg:stroke-linecap="square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14">
      <style:graphic-properties draw:fill="none" draw:stroke="solid" svg:stroke-width="0.00834in" svg:stroke-color="#000000" svg:stroke-opacity="100%" draw:stroke-linejoin="bevel" svg:stroke-linecap="square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draw:fill="none" draw:stroke="solid" svg:stroke-width="0.00834in" svg:stroke-color="#000000" svg:stroke-opacity="100%" draw:stroke-linejoin="bevel" svg:stroke-linecap="squar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draw:fill="none" draw:stroke="solid" svg:stroke-width="0.00834in" svg:stroke-color="#000000" svg:stroke-opacity="100%" draw:stroke-linejoin="bevel" svg:stroke-linecap="square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61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62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6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111">
      <style:graphic-properties/>
    </style:style>
    <style:style style:family="graphic" style:name="a112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113">
      <style:graphic-properties draw:fill="none" draw:stroke="solid" svg:stroke-width="0.00834in" svg:stroke-color="#000000" svg:stroke-opacity="100%" draw:stroke-linejoin="bevel" svg:stroke-linecap="square"/>
    </style:style>
    <style:style style:family="graphic" style:name="a114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20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none" draw:stroke="solid" svg:stroke-width="0.00834in" svg:stroke-color="#000000" svg:stroke-opacity="100%" draw:stroke-linejoin="bevel" svg:stroke-linecap="squar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draw:fill="none" draw:stroke="solid" svg:stroke-width="0.00834in" svg:stroke-color="#000000" svg:stroke-opacity="100%" draw:stroke-linejoin="bevel" svg:stroke-linecap="square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draw:fill="none" draw:stroke="solid" svg:stroke-width="0.00834in" svg:stroke-color="#000000" svg:stroke-opacity="100%" draw:stroke-linejoin="bevel" svg:stroke-linecap="square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draw:fill="solid" draw:fill-color="#000000" draw:opacity="100%" draw:stroke="solid" svg:stroke-width="0.00834in" svg:stroke-color="#000000" svg:stroke-opacity="100%" draw:stroke-linejoin="bevel" svg:stroke-linecap="squar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draw:fill="none" draw:stroke="solid" svg:stroke-width="0.00834in" svg:stroke-color="#0000ee" svg:stroke-opacity="100%" draw:stroke-linejoin="bevel" svg:stroke-linecap="square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Skip navigation links</text:span></text:p>
      <text:p text:style-name="P3"><text:span text:style-name="T4"><draw:g draw:name="Group 3059" draw:id="id48" draw:style-name="a48" text:anchor-type="as-char"><svg:title/><svg:desc/><draw:custom-shape svg:x="0in" svg:y="0in" svg:width="0.03334in" svg:height="0.03334in" draw:id="id0" draw:style-name="a0" draw:name="Shape 27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0.00254in" svg:width="0.68929in" svg:height="0.08904in" draw:id="id1" draw:style-name="a1" draw:name="Rectangle 2568"><svg:title/><svg:desc/><text:p text:style-name="P5"><text:span text:style-name="T6">Package</text:span></text:p><draw:enhanced-geometry draw:type="non-primitive" svg:viewBox="0 0 21600 21600" draw:enhanced-path="M 0 0 L 21600 0 21600 21600 0 21600 Z N"/></draw:custom-shape><draw:custom-shape svg:x="0in" svg:y="0.15837in" svg:width="0.03334in" svg:height="0.03334in" draw:id="id2" draw:style-name="a2" draw:name="Shape 30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0.16091in" svg:width="0.44256in" svg:height="0.08903in" draw:id="id3" draw:style-name="a3" draw:name="Rectangle 31"><svg:title/><svg:desc/><text:p text:style-name="P7"><text:span text:style-name="T8">Class</text:span></text:p><draw:enhanced-geometry draw:type="non-primitive" svg:viewBox="0 0 21600 21600" draw:enhanced-path="M 0 0 L 21600 0 21600 21600 0 21600 Z N"/></draw:custom-shape><draw:custom-shape svg:x="0in" svg:y="0.31675in" svg:width="0.03334in" svg:height="0.03334in" draw:id="id4" draw:style-name="a4" draw:name="Shape 32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0.31929in" svg:width="0.36363in" svg:height="0.08904in" draw:id="id5" draw:style-name="a5" draw:name="Rectangle 2569"><svg:title/><svg:desc/><text:p text:style-name="P9"><text:span text:style-name="T10">Tree</text:span></text:p><draw:enhanced-geometry draw:type="non-primitive" svg:viewBox="0 0 21600 21600" draw:enhanced-path="M 0 0 L 21600 0 21600 21600 0 21600 Z N"/></draw:custom-shape><draw:custom-shape svg:x="0in" svg:y="0.47512in" svg:width="0.03334in" svg:height="0.03334in" draw:id="id6" draw:style-name="a6" draw:name="Shape 35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0.47766in" svg:width="0.43286in" svg:height="0.08904in" draw:id="id7" draw:style-name="a7" draw:name="Rectangle 2570"><svg:title/><svg:desc/><text:p text:style-name="P11"><text:span text:style-name="T12">Index</text:span></text:p><draw:enhanced-geometry draw:type="non-primitive" svg:viewBox="0 0 21600 21600" draw:enhanced-path="M 0 0 L 21600 0 21600 21600 0 21600 Z N"/></draw:custom-shape><draw:custom-shape svg:x="0in" svg:y="0.63349in" svg:width="0.03334in" svg:height="0.03334in" draw:id="id8" draw:style-name="a8" draw:name="Shape 38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0.63603in" svg:width="0.36381in" svg:height="0.08904in" draw:id="id9" draw:style-name="a9" draw:name="Rectangle 2571"><svg:title/><svg:desc/><text:p text:style-name="P13"><text:span text:style-name="T14">Help</text:span></text:p><draw:enhanced-geometry draw:type="non-primitive" svg:viewBox="0 0 21600 21600" draw:enhanced-path="M 0 0 L 21600 0 21600 21600 0 21600 Z N"/></draw:custom-shape><draw:custom-shape svg:x="0in" svg:y="0.92523in" svg:width="0.03334in" svg:height="0.03334in" draw:id="id10" draw:style-name="a10" draw:name="Shape 41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0.92777in" svg:width="0.80714in" svg:height="0.08903in" draw:id="id11" draw:style-name="a11" draw:name="Rectangle 42"><svg:title/><svg:desc/><text:p text:style-name="P15"><text:span text:style-name="T16">Summary:</text:span></text:p><draw:enhanced-geometry draw:type="non-primitive" svg:viewBox="0 0 21600 21600" draw:enhanced-path="M 0 0 L 21600 0 21600 21600 0 21600 Z N"/></draw:custom-shape><draw:custom-shape svg:x="0.33342in" svg:y="1.21697in" svg:width="0.03334in" svg:height="0.03334in" draw:id="id12" draw:style-name="a12" draw:name="Shape 43"><svg:title/><svg:desc/><draw:enhanced-geometry draw:type="non-primitive" svg:viewBox="0 0 30488 30488" draw:enhanced-path="M 30488 15244 C 30488 23663 23663 30488 15244 30488 6825 30488 0 23663 0 15244 0 6825 6825 0 15244 0 23663 0 30488 6825 30488 1524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45845in" svg:y="1.21951in" svg:width="0.56093in" svg:height="0.08904in" draw:id="id13" draw:style-name="a13" draw:name="Rectangle 44"><svg:title/><svg:desc/><text:p text:style-name="P17"><text:span text:style-name="T18">Nested</text:span></text:p><draw:enhanced-geometry draw:type="non-primitive" svg:viewBox="0 0 21600 21600" draw:enhanced-path="M 0 0 L 21600 0 21600 21600 0 21600 Z N"/></draw:custom-shape><draw:custom-shape svg:x="0.33342in" svg:y="1.37535in" svg:width="0.03334in" svg:height="0.03334in" draw:id="id14" draw:style-name="a14" draw:name="Shape 45"><svg:title/><svg:desc/><draw:enhanced-geometry draw:type="non-primitive" svg:viewBox="0 0 30488 30488" draw:enhanced-path="M 30488 15244 C 30488 23663 23663 30488 15244 30488 6825 30488 0 23663 0 15244 0 6825 6825 0 15244 0 23663 0 30488 6825 30488 1524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45845in" svg:y="1.37789in" svg:width="0.38338in" svg:height="0.08904in" draw:id="id15" draw:style-name="a15" draw:name="Rectangle 46"><svg:title/><svg:desc/><text:p text:style-name="P19"><text:span text:style-name="T20">Field</text:span></text:p><draw:enhanced-geometry draw:type="non-primitive" svg:viewBox="0 0 21600 21600" draw:enhanced-path="M 0 0 L 21600 0 21600 21600 0 21600 Z N"/></draw:custom-shape><draw:custom-shape svg:x="0.33342in" svg:y="1.53372in" svg:width="0.03334in" svg:height="0.03334in" draw:id="id16" draw:style-name="a16" draw:name="Shape 47"><svg:title/><svg:desc/><draw:enhanced-geometry draw:type="non-primitive" svg:viewBox="0 0 30488 30488" draw:enhanced-path="M 30488 15244 C 30488 23663 23663 30488 15244 30488 6825 30488 0 23663 0 15244 0 6825 6825 0 15244 0 23663 0 30488 6825 30488 1524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45845in" svg:y="1.53626in" svg:width="0.52155in" svg:height="0.08904in" draw:id="id17" draw:style-name="a17" draw:name="Rectangle 2572"><svg:title/><svg:desc/><text:p text:style-name="P21"><text:span text:style-name="T22">Constr</text:span></text:p><draw:enhanced-geometry draw:type="non-primitive" svg:viewBox="0 0 21600 21600" draw:enhanced-path="M 0 0 L 21600 0 21600 21600 0 21600 Z N"/></draw:custom-shape><draw:custom-shape svg:x="0.33342in" svg:y="1.69209in" svg:width="0.03334in" svg:height="0.03334in" draw:id="id18" draw:style-name="a18" draw:name="Shape 50"><svg:title/><svg:desc/><draw:enhanced-geometry draw:type="non-primitive" svg:viewBox="0 0 30488 30488" draw:enhanced-path="M 30488 15244 C 30488 23663 23663 30488 15244 30488 6825 30488 0 23663 0 15244 0 6825 6825 0 15244 0 23663 0 30488 6825 30488 1524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45845in" svg:y="1.69463in" svg:width="0.59038in" svg:height="0.08904in" draw:id="id19" draw:style-name="a19" draw:name="Rectangle 2573"><svg:title/><svg:desc/><text:p text:style-name="P23"><text:span text:style-name="T24">Method</text:span></text:p><draw:enhanced-geometry draw:type="non-primitive" svg:viewBox="0 0 21600 21600" draw:enhanced-path="M 0 0 L 21600 0 21600 21600 0 21600 Z N"/></draw:custom-shape><draw:custom-shape svg:x="0in" svg:y="1.98383in" svg:width="0.03334in" svg:height="0.03334in" draw:id="id20" draw:style-name="a20" draw:name="Shape 53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1.98637in" svg:width="0.50193in" svg:height="0.08904in" draw:id="id21" draw:style-name="a21" draw:name="Rectangle 54"><svg:title/><svg:desc/><text:p text:style-name="P25"><text:span text:style-name="T26">Detail:</text:span></text:p><draw:enhanced-geometry draw:type="non-primitive" svg:viewBox="0 0 21600 21600" draw:enhanced-path="M 0 0 L 21600 0 21600 21600 0 21600 Z N"/></draw:custom-shape><draw:custom-shape svg:x="0.33342in" svg:y="2.27557in" svg:width="0.03334in" svg:height="0.03334in" draw:id="id22" draw:style-name="a22" draw:name="Shape 55"><svg:title/><svg:desc/><draw:enhanced-geometry draw:type="non-primitive" svg:viewBox="0 0 30488 30488" draw:enhanced-path="M 30488 15244 C 30488 23663 23663 30488 15244 30488 6825 30488 0 23663 0 15244 0 6825 6825 0 15244 0 23663 0 30488 6825 30488 1524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45845in" svg:y="2.27811in" svg:width="0.38338in" svg:height="0.08904in" draw:id="id23" draw:style-name="a23" draw:name="Rectangle 56"><svg:title/><svg:desc/><text:p text:style-name="P27"><text:span text:style-name="T28">Field</text:span></text:p><draw:enhanced-geometry draw:type="non-primitive" svg:viewBox="0 0 21600 21600" draw:enhanced-path="M 0 0 L 21600 0 21600 21600 0 21600 Z N"/></draw:custom-shape><draw:custom-shape svg:x="0.33342in" svg:y="2.43395in" svg:width="0.03334in" svg:height="0.03334in" draw:id="id24" draw:style-name="a24" draw:name="Shape 57"><svg:title/><svg:desc/><draw:enhanced-geometry draw:type="non-primitive" svg:viewBox="0 0 30488 30488" draw:enhanced-path="M 30488 15244 C 30488 23663 23663 30488 15244 30488 6825 30488 0 23663 0 15244 0 6825 6825 0 15244 0 23663 0 30488 6825 30488 1524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45845in" svg:y="2.43649in" svg:width="0.52155in" svg:height="0.08904in" draw:id="id25" draw:style-name="a25" draw:name="Rectangle 2574"><svg:title/><svg:desc/><text:p text:style-name="P29"><text:span text:style-name="T30">Constr</text:span></text:p><draw:enhanced-geometry draw:type="non-primitive" svg:viewBox="0 0 21600 21600" draw:enhanced-path="M 0 0 L 21600 0 21600 21600 0 21600 Z N"/></draw:custom-shape><draw:custom-shape svg:x="0.33342in" svg:y="2.59232in" svg:width="0.03334in" svg:height="0.03334in" draw:id="id26" draw:style-name="a26" draw:name="Shape 60"><svg:title/><svg:desc/><draw:enhanced-geometry draw:type="non-primitive" svg:viewBox="0 0 30488 30488" draw:enhanced-path="M 30488 15244 C 30488 23663 23663 30488 15244 30488 6825 30488 0 23663 0 15244 0 6825 6825 0 15244 0 23663 0 30488 6825 30488 1524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45845in" svg:y="2.59486in" svg:width="0.59038in" svg:height="0.08904in" draw:id="id27" draw:style-name="a27" draw:name="Rectangle 2575"><svg:title/><svg:desc/><text:p text:style-name="P31"><text:span text:style-name="T32">Method</text:span></text:p><draw:enhanced-geometry draw:type="non-primitive" svg:viewBox="0 0 21600 21600" draw:enhanced-path="M 0 0 L 21600 0 21600 21600 0 21600 Z N"/></draw:custom-shape><draw:custom-shape svg:x="0in" svg:y="2.88406in" svg:width="0.03334in" svg:height="0.03334in" draw:id="id28" draw:style-name="a28" draw:name="Shape 63"><svg:title/><svg:desc/><draw:enhanced-geometry draw:type="non-primitive" svg:viewBox="0 0 30488 30487" draw:enhanced-path="M 15244 0 C 23663 0 30488 6825 30488 15244 30488 23663 23663 30487 15244 30487 6825 30487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7"/><draw:equation draw:name="f8" draw:formula="0 / ?f6"/><draw:equation draw:name="f9" draw:formula="30488 / ?f6"/><draw:equation draw:name="f10" draw:formula="0 / ?f7"/><draw:equation draw:name="f11" draw:formula="30487 / ?f7"/></draw:enhanced-geometry></draw:custom-shape><draw:custom-shape svg:x="0.12503in" svg:y="2.8866in" svg:width="0.85634in" svg:height="0.08903in" draw:id="id29" draw:style-name="a29" draw:name="Rectangle 64"><svg:title/><svg:desc/><text:p text:style-name="P33"><text:span text:style-name="T34">Summary:</text:span><text:span text:style-name="T35"><text:s/></text:span></text:p><draw:enhanced-geometry draw:type="non-primitive" svg:viewBox="0 0 21600 21600" draw:enhanced-path="M 0 0 L 21600 0 21600 21600 0 21600 Z N"/></draw:custom-shape><draw:custom-shape svg:x="0in" svg:y="3.04243in" svg:width="0.03334in" svg:height="0.03334in" draw:id="id30" draw:style-name="a30" draw:name="Shape 65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3.04497in" svg:width="0.70581in" svg:height="0.08903in" draw:id="id31" draw:style-name="a31" draw:name="Rectangle 66"><svg:title/><svg:desc/><text:p text:style-name="P36"><text:span text:style-name="T37">Nested</text:span><text:span text:style-name="T38"><text:s/></text:span><text:span text:style-name="T39">|</text:span><text:span text:style-name="T40"><text:s/></text:span></text:p><draw:enhanced-geometry draw:type="non-primitive" svg:viewBox="0 0 21600 21600" draw:enhanced-path="M 0 0 L 21600 0 21600 21600 0 21600 Z N"/></draw:custom-shape><draw:custom-shape svg:x="0in" svg:y="3.20081in" svg:width="0.03334in" svg:height="0.03334in" draw:id="id32" draw:style-name="a32" draw:name="Shape 67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3.20335in" svg:width="0.52826in" svg:height="0.08904in" draw:id="id33" draw:style-name="a33" draw:name="Rectangle 68"><svg:title/><svg:desc/><text:p text:style-name="P41"><text:span text:style-name="T42">Field</text:span><text:span text:style-name="T43"><text:s/></text:span><text:span text:style-name="T44">|</text:span><text:span text:style-name="T45"><text:s/></text:span></text:p><draw:enhanced-geometry draw:type="non-primitive" svg:viewBox="0 0 21600 21600" draw:enhanced-path="M 0 0 L 21600 0 21600 21600 0 21600 Z N"/></draw:custom-shape><draw:custom-shape svg:x="0in" svg:y="3.35918in" svg:width="0.03334in" svg:height="0.03334in" draw:id="id34" draw:style-name="a34" draw:name="Shape 69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3.36172in" svg:width="0.52155in" svg:height="0.08904in" draw:id="id35" draw:style-name="a35" draw:name="Rectangle 2576"><svg:title/><svg:desc/><text:p text:style-name="P46"><text:span text:style-name="T47">Constr</text:span></text:p><draw:enhanced-geometry draw:type="non-primitive" svg:viewBox="0 0 21600 21600" draw:enhanced-path="M 0 0 L 21600 0 21600 21600 0 21600 Z N"/></draw:custom-shape><draw:custom-shape svg:x="0.5168in" svg:y="3.36172in" svg:width="0.14423in" svg:height="0.08904in" draw:id="id36" draw:style-name="a36" draw:name="Rectangle 2577"><svg:title/><svg:desc/><text:p text:style-name="P48"><text:span text:style-name="T49"><text:s/></text:span><text:span text:style-name="T50">|</text:span><text:span text:style-name="T51"><text:s/></text:span></text:p><draw:enhanced-geometry draw:type="non-primitive" svg:viewBox="0 0 21600 21600" draw:enhanced-path="M 0 0 L 21600 0 21600 21600 0 21600 Z N"/></draw:custom-shape><draw:custom-shape svg:x="0in" svg:y="3.51755in" svg:width="0.03334in" svg:height="0.03334in" draw:id="id37" draw:style-name="a37" draw:name="Shape 73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3.52009in" svg:width="0.59038in" svg:height="0.08904in" draw:id="id38" draw:style-name="a38" draw:name="Rectangle 2578"><svg:title/><svg:desc/><text:p text:style-name="P52"><text:span text:style-name="T53">Method</text:span></text:p><draw:enhanced-geometry draw:type="non-primitive" svg:viewBox="0 0 21600 21600" draw:enhanced-path="M 0 0 L 21600 0 21600 21600 0 21600 Z N"/></draw:custom-shape><draw:custom-shape svg:x="0in" svg:y="3.80929in" svg:width="0.03334in" svg:height="0.03334in" draw:id="id39" draw:style-name="a39" draw:name="Shape 76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3.81183in" svg:width="0.55112in" svg:height="0.08904in" draw:id="id40" draw:style-name="a40" draw:name="Rectangle 77"><svg:title/><svg:desc/><text:p text:style-name="P54"><text:span text:style-name="T55">Detail:</text:span><text:span text:style-name="T56"><text:s/></text:span></text:p><draw:enhanced-geometry draw:type="non-primitive" svg:viewBox="0 0 21600 21600" draw:enhanced-path="M 0 0 L 21600 0 21600 21600 0 21600 Z N"/></draw:custom-shape><draw:custom-shape svg:x="0in" svg:y="3.96767in" svg:width="0.03334in" svg:height="0.03334in" draw:id="id41" draw:style-name="a41" draw:name="Shape 78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3.97021in" svg:width="0.52826in" svg:height="0.08904in" draw:id="id42" draw:style-name="a42" draw:name="Rectangle 79"><svg:title/><svg:desc/><text:p text:style-name="P57"><text:span text:style-name="T58">Field</text:span><text:span text:style-name="T59"><text:s/></text:span><text:span text:style-name="T60">|</text:span><text:span text:style-name="T61"><text:s/></text:span></text:p><draw:enhanced-geometry draw:type="non-primitive" svg:viewBox="0 0 21600 21600" draw:enhanced-path="M 0 0 L 21600 0 21600 21600 0 21600 Z N"/></draw:custom-shape><draw:custom-shape svg:x="0in" svg:y="4.12604in" svg:width="0.03334in" svg:height="0.03334in" draw:id="id43" draw:style-name="a43" draw:name="Shape 80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4.12858in" svg:width="0.52155in" svg:height="0.08904in" draw:id="id44" draw:style-name="a44" draw:name="Rectangle 2579"><svg:title/><svg:desc/><text:p text:style-name="P62"><text:span text:style-name="T63">Constr</text:span></text:p><draw:enhanced-geometry draw:type="non-primitive" svg:viewBox="0 0 21600 21600" draw:enhanced-path="M 0 0 L 21600 0 21600 21600 0 21600 Z N"/></draw:custom-shape><draw:custom-shape svg:x="0.5168in" svg:y="4.12858in" svg:width="0.14423in" svg:height="0.08904in" draw:id="id45" draw:style-name="a45" draw:name="Rectangle 2580"><svg:title/><svg:desc/><text:p text:style-name="P64"><text:span text:style-name="T65"><text:s/></text:span><text:span text:style-name="T66">|</text:span><text:span text:style-name="T67"><text:s/></text:span></text:p><draw:enhanced-geometry draw:type="non-primitive" svg:viewBox="0 0 21600 21600" draw:enhanced-path="M 0 0 L 21600 0 21600 21600 0 21600 Z N"/></draw:custom-shape><draw:custom-shape svg:x="0in" svg:y="4.28441in" svg:width="0.03334in" svg:height="0.03334in" draw:id="id46" draw:style-name="a46" draw:name="Shape 84"><svg:title/><svg:desc/><draw:enhanced-geometry draw:type="non-primitive" svg:viewBox="0 0 30488 30488" draw:enhanced-path="M 15244 0 C 23663 0 30488 6825 30488 15244 30488 23663 23663 30488 15244 30488 6825 30488 0 23663 0 15244 0 6825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4.28695in" svg:width="0.59038in" svg:height="0.08904in" draw:id="id47" draw:style-name="a47" draw:name="Rectangle 2581"><svg:title/><svg:desc/><text:p text:style-name="P68"><text:span text:style-name="T69">Method</text:span></text:p><draw:enhanced-geometry draw:type="non-primitive" svg:viewBox="0 0 21600 21600" draw:enhanced-path="M 0 0 L 21600 0 21600 21600 0 21600 Z N"/></draw:custom-shape></draw:g></text:span></text:p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/>
            <table:table table:style-name="Table76">
              <table:table-columns>
                <table:table-column table:style-name="TableColumn77"/>
              </table:table-columns>
              <table:table-row table:style-name="TableRow78">
                <table:table-cell table:style-name="TableCell79">
                  <text:p text:style-name="P80"><text:span text:style-name="T81">Search</text:span></text:p>
                </table:table-cell>
              </table:table-row>
            </table:table>
            <text:p text:style-name="P82"/>
          </table:table-cell>
          <table:table-cell table:style-name="TableCell83">
            <text:p text:style-name="P84"/>
            <table:table table:style-name="Table85">
              <table:table-columns>
                <table:table-column table:style-name="TableColumn86"/>
              </table:table-columns>
              <table:table-row table:style-name="TableRow87">
                <table:table-cell table:style-name="TableCell88">
                  <text:p text:style-name="P89"><text:span text:style-name="T90">reset</text:span></text:p>
                </table:table-cell>
              </table:table-row>
            </table:table>
            <text:p text:style-name="P91"/>
          </table:table-cell>
        </table:table-row>
      </table:table>
      <text:p text:style-name="P92"><text:span text:style-name="T93">SEARCH</text:span><text:s text:c="2"/></text:p>
      <text:p text:style-name="P94">Package<text:s/><text:span text:style-name="T95">factorial</text:span></text:p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<text:s text:c="3"/></text:p>
          </table:table-cell>
        </table:table-row>
      </table:table>
      <text:h text:style-name="Heading1" text:outline-level="1">Class App</text:h>
      <text:p text:style-name="P101"><text:a xlink:href="https://docs.oracle.com/en/java/javase/21/docs/api/java.base/java/lang/Object.html" office:target-frame-name="_top" xlink:show="replace"><text:span text:style-name="T102">java.lang.Object<text:s/></text:span></text:a>factorial.App</text:p>
      <text:p text:style-name="P103"><text:span text:style-name="T104"><draw:g draw:name="Group 3058" draw:id="id53" draw:style-name="a53" text:anchor-type="as-char"><svg:title/><svg:desc/><draw:custom-shape svg:x="0in" svg:y="0in" svg:width="8.12705in" svg:height="0.00834in" draw:id="id49" draw:style-name="a49" draw:name="Shape 7"><svg:title/><svg:desc/><draw:enhanced-geometry draw:type="non-primitive" svg:viewBox="0 0 7431375 7622" draw:enhanced-path="M 0 0 L 7431375 0 7423753 7622 0 7622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431375"/><draw:equation draw:name="f7" draw:formula="?f4 / 7622"/><draw:equation draw:name="f8" draw:formula="0 / ?f6"/><draw:equation draw:name="f9" draw:formula="7431375 / ?f6"/><draw:equation draw:name="f10" draw:formula="0 / ?f7"/><draw:equation draw:name="f11" draw:formula="7622 / ?f7"/></draw:enhanced-geometry></draw:custom-shape><draw:custom-shape svg:x="0in" svg:y="0.00834in" svg:width="8.12705in" svg:height="0.00834in" draw:id="id50" draw:style-name="a50" draw:name="Shape 8"><svg:title/><svg:desc/><draw:enhanced-geometry draw:type="non-primitive" svg:viewBox="0 0 7431375 7622" draw:enhanced-path="M 7622 0 L 7431375 0 7431375 7622 0 7622 7622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431375"/><draw:equation draw:name="f7" draw:formula="?f4 / 7622"/><draw:equation draw:name="f8" draw:formula="0 / ?f6"/><draw:equation draw:name="f9" draw:formula="7431375 / ?f6"/><draw:equation draw:name="f10" draw:formula="0 / ?f7"/><draw:equation draw:name="f11" draw:formula="7622 / ?f7"/></draw:enhanced-geometry></draw:custom-shape><draw:custom-shape svg:x="0in" svg:y="0in" svg:width="0.00834in" svg:height="0.01667in" draw:id="id51" draw:style-name="a51" draw:name="Shape 9"><svg:title/><svg:desc/><draw:enhanced-geometry draw:type="non-primitive" svg:viewBox="0 0 7622 15244" draw:enhanced-path="M 0 0 L 7622 0 7622 7622 0 1524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2"/><draw:equation draw:name="f7" draw:formula="?f4 / 15244"/><draw:equation draw:name="f8" draw:formula="0 / ?f6"/><draw:equation draw:name="f9" draw:formula="7622 / ?f6"/><draw:equation draw:name="f10" draw:formula="0 / ?f7"/><draw:equation draw:name="f11" draw:formula="15244 / ?f7"/></draw:enhanced-geometry></draw:custom-shape><draw:custom-shape svg:x="8.11872in" svg:y="0in" svg:width="0.00834in" svg:height="0.01667in" draw:id="id52" draw:style-name="a52" draw:name="Shape 10"><svg:title/><svg:desc/><draw:enhanced-geometry draw:type="non-primitive" svg:viewBox="0 0 7622 15244" draw:enhanced-path="M 7622 0 L 7622 15244 0 15244 0 7622 7622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622"/><draw:equation draw:name="f7" draw:formula="?f4 / 15244"/><draw:equation draw:name="f8" draw:formula="0 / ?f6"/><draw:equation draw:name="f9" draw:formula="7622 / ?f6"/><draw:equation draw:name="f10" draw:formula="0 / ?f7"/><draw:equation draw:name="f11" draw:formula="15244 / ?f7"/></draw:enhanced-geometry></draw:custom-shape></draw:g></text:span></text:p>
      <text:p text:style-name="P105">public class App extends<text:s/><text:a xlink:href="https://docs.oracle.com/en/java/javase/21/docs/api/java.base/java/lang/Object.html" office:target-frame-name="_top" xlink:show="replace"><text:span text:style-name="T106">Object</text:span></text:a></text:p>
      <text:p text:style-name="P107">Clase principal para el cálculo de factoriales. Proporciona métodos para calcular factoriales de números enteros no negativos y demostrar su uso mediante ejemplos prácticos.</text:p>
      <text:p text:style-name="P108">El factorial de un número n (representado como n!) es el producto de todos los números enteros positivos desde 1 hasta n.</text:p>
      <text:p text:style-name="P109"><text:span text:style-name="T110">Ejemplos:</text:span></text:p>
      <text:p text:style-name="P111"><text:span text:style-name="T112"><draw:g draw:name="Group 3060" draw:id="id56" draw:style-name="a56" text:anchor-type="as-char"><svg:title/><svg:desc/><draw:custom-shape svg:x="0in" svg:y="0in" svg:width="0.03334in" svg:height="0.03334in" draw:id="id54" draw:style-name="a54" draw:name="Shape 133"><svg:title/><svg:desc/><draw:enhanced-geometry draw:type="non-primitive" svg:viewBox="0 0 30488 30488" draw:enhanced-path="M 15244 0 C 23663 0 30488 6826 30488 15244 30488 23664 23663 30488 15244 30488 6825 30488 0 23664 0 15244 0 6826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in" svg:y="0.15837in" svg:width="0.03334in" svg:height="0.03334in" draw:id="id55" draw:style-name="a55" draw:name="Shape 135"><svg:title/><svg:desc/><draw:enhanced-geometry draw:type="non-primitive" svg:viewBox="0 0 30488 30487" draw:enhanced-path="M 15244 0 C 23663 0 30488 6824 30488 15242 30488 23662 23663 30487 15244 30487 6825 30487 0 23662 0 15242 0 6824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7"/><draw:equation draw:name="f8" draw:formula="0 / ?f6"/><draw:equation draw:name="f9" draw:formula="30488 / ?f6"/><draw:equation draw:name="f10" draw:formula="0 / ?f7"/><draw:equation draw:name="f11" draw:formula="30487 / ?f7"/></draw:enhanced-geometry></draw:custom-shape></draw:g></text:span><text:s/>5! = 5 × 4 × 3 × 2 × 1 = 120</text:p>
      <text:p text:style-name="P113">0! = 1 (por definición matemática)</text:p>
      <text:p text:style-name="P114">Since:</text:p>
      <text:p text:style-name="P115">2025</text:p>
      <text:p text:style-name="P116">See Also:</text:p>
      <text:p text:style-name="P117"><text:span text:style-name="T118"><draw:custom-shape svg:x="0in" svg:y="0in" svg:width="0.03334in" svg:height="0.03334in" draw:id="id57" draw:style-name="a57" draw:name="Group 3061"><svg:title/><svg:desc/><draw:enhanced-geometry draw:type="non-primitive" svg:viewBox="0 0 30488 30488" draw:enhanced-path="M 15244 0 C 23663 0 30488 6824 30488 15244 30488 23664 23663 30488 15244 30488 6825 30488 0 23664 0 15244 0 6824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/text:span></text:p>
      <text:p text:style-name="P119"><text:a xlink:href="https://es.wikipedia.org/wiki/Factorial" office:target-frame-name="_top" xlink:show="replace"><text:span text:style-name="T120">Factorial en Wikipedia</text:span></text:a></text:p>
      <text:h text:style-name="P121" text:outline-level="2"><text:span text:style-name="T122"><draw:custom-shape svg:x="0in" svg:y="0in" svg:width="0.03334in" svg:height="0.03334in" draw:id="id58" draw:style-name="a58" draw:name="Group 3062"><svg:title/><svg:desc/><draw:enhanced-geometry draw:type="non-primitive" svg:viewBox="0 0 30488 30488" draw:enhanced-path="M 15244 0 C 23663 0 30488 6824 30488 15244 30488 23662 23663 30488 15244 30488 6825 30488 0 23662 0 15244 0 6824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/text:span><text:s/>Constructor Summary</text:h>
      <text:p text:style-name="P123">Constructors</text:p>
      <text:p text:style-name="P124">Constructor</text:p>
      <text:soft-page-break/>
      <text:p text:style-name="P125">Description</text:p>
      <text:p text:style-name="P126"><text:span text:style-name="T127">App</text:span><text:span text:style-name="T128">()</text:span></text:p>
      <text:p text:style-name="P129">Constructor por defecto de la clase App.</text:p>
      <text:h text:style-name="P130" text:outline-level="2"><text:span text:style-name="T131"><draw:custom-shape svg:x="0in" svg:y="0in" svg:width="0.03334in" svg:height="0.03334in" draw:id="id59" draw:style-name="a59" draw:name="Group 3063"><svg:title/><svg:desc/><draw:enhanced-geometry draw:type="non-primitive" svg:viewBox="0 0 30488 30488" draw:enhanced-path="M 15244 0 C 23663 0 30488 6824 30488 15244 30488 23664 23663 30488 15244 30488 6825 30488 0 23664 0 15244 0 6824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/text:span><text:s/>Method Summary</text:h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All Methods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Static Methods</text:p>
          </table:table-cell>
          <table:table-cell table:style-name="TableCell145">
            <text:p text:style-name="P146"/>
          </table:table-cell>
          <table:table-cell table:style-name="TableCell147">
            <text:p text:style-name="P148">Concrete Methods</text:p>
          </table:table-cell>
        </table:table-row>
      </table:table>
      <text:p text:style-name="P149">Modifier and Type</text:p>
      <text:p text:style-name="P150">Method</text:p>
      <text:p text:style-name="P151">Description</text:p>
      <text:p text:style-name="P152"><text:span text:style-name="T153"><draw:custom-shape svg:x="0.33342in" svg:y="0.20945in" svg:width="0.37509in" svg:height="0in" draw:id="id60" draw:style-name="a60" draw:name="Group 2597"><svg:title/><svg:desc/><draw:enhanced-geometry draw:type="non-primitive" svg:viewBox="0 0 342900 0" draw:enhanced-path="M 0 0 L 3429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2900"/><draw:equation draw:name="f7" draw:formula="?f4 / 0"/><draw:equation draw:name="f8" draw:formula="0 / ?f6"/><draw:equation draw:name="f9" draw:formula="342900 / ?f6"/><draw:equation draw:name="f10" draw:formula="0 / ?f7"/></draw:enhanced-geometry></draw:custom-shape></text:span><text:span text:style-name="T154">static long<text:s/></text:span><text:span text:style-name="T155">factorial</text:span><text:span text:style-name="T156">(int n)</text:span></text:p>
      <text:p text:style-name="P157">Calcula el factorial de un número entero positivo.</text:p>
      <text:p text:style-name="P158"><text:span text:style-name="T159"><draw:g draw:z-index="251659264" draw:name="Group 2598" draw:id="id63" draw:style-name="a63" text:anchor-type="paragraph"><svg:title/><svg:desc/><draw:custom-shape svg:x="0.33342in" svg:y="0.20945in" svg:width="0.23339in" svg:height="0in" draw:id="id61" draw:style-name="a61" draw:name="Shape 233"><svg:title/><svg:desc/><draw:enhanced-geometry draw:type="non-primitive" svg:viewBox="0 0 213360 0" draw:enhanced-path="M 0 0 L 21336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3360"/><draw:equation draw:name="f7" draw:formula="?f4 / 0"/><draw:equation draw:name="f8" draw:formula="0 / ?f6"/><draw:equation draw:name="f9" draw:formula="213360 / ?f6"/><draw:equation draw:name="f10" draw:formula="0 / ?f7"/></draw:enhanced-geometry></draw:custom-shape><draw:custom-shape svg:x="0.60015in" svg:y="0.20945in" svg:width="0.2834in" svg:height="0in" draw:id="id62" draw:style-name="a62" draw:name="Shape 236"><svg:title/><svg:desc/><draw:enhanced-geometry draw:type="non-primitive" svg:viewBox="0 0 259080 0" draw:enhanced-path="M 0 0 L 25908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9080"/><draw:equation draw:name="f7" draw:formula="?f4 / 0"/><draw:equation draw:name="f8" draw:formula="0 / ?f6"/><draw:equation draw:name="f9" draw:formula="259080 / ?f6"/><draw:equation draw:name="f10" draw:formula="0 / ?f7"/></draw:enhanced-geometry></draw:custom-shape></draw:g></text:span><text:span text:style-name="T160">static void<text:s/></text:span><text:span text:style-name="T161">main</text:span><text:a xlink:href="https://docs.oracle.com/en/java/javase/21/docs/api/java.base/java/lang/String.html" office:target-frame-name="_top" xlink:show="replace"><text:span text:style-name="T162">(</text:span></text:a><text:a xlink:href="https://docs.oracle.com/en/java/javase/21/docs/api/java.base/java/lang/String.html" office:target-frame-name="_top" xlink:show="replace"><text:span text:style-name="T163">String</text:span></text:a><text:span text:style-name="T164">[] args)</text:span></text:p>
      <text:p text:style-name="P165">Método principal que demuestra el uso de la función factorial.</text:p>
      <text:p text:style-name="P166"><text:span text:style-name="T167"><draw:g draw:name="Group 2599" draw:id="id105" draw:style-name="a105" text:anchor-type="as-char"><svg:title/><svg:desc/><draw:custom-shape svg:x="0.12503in" svg:y="0in" svg:width="3.94192in" svg:height="0.10655in" draw:id="id64" draw:style-name="a64" draw:name="Rectangle 239"><svg:title/><svg:desc/><text:p text:style-name="P168"><text:span text:style-name="T169">Methods</text:span><text:span text:style-name="T170"><text:s/></text:span><text:span text:style-name="T171">inherited</text:span><text:span text:style-name="T172"><text:s/></text:span><text:span text:style-name="T173">from</text:span><text:span text:style-name="T174"><text:s/></text:span><text:span text:style-name="T175">class</text:span><text:span text:style-name="T176"><text:s/></text:span><text:span text:style-name="T177">java.lang.</text:span></text:p><draw:enhanced-geometry draw:type="non-primitive" svg:viewBox="0 0 21600 21600" draw:enhanced-path="M 0 0 L 21600 0 21600 21600 0 21600 Z N"/></draw:custom-shape><draw:custom-shape svg:x="3.51573in" svg:y="0in" svg:width="0.06951in" svg:height="0.10655in" draw:id="id65" draw:style-name="a65" draw:name="Rectangle 360"><svg:title/><svg:desc/><text:p text:style-name="P178"><text:a xlink:href="https://docs.oracle.com/en/java/javase/21/docs/api/java.base/java/lang/Object.html" office:target-frame-name="_top" xlink:show="replace">t</text:a></text:p><draw:enhanced-geometry draw:type="non-primitive" svg:viewBox="0 0 21600 21600" draw:enhanced-path="M 0 0 L 21600 0 21600 21600 0 21600 Z N"/></draw:custom-shape><draw:custom-shape svg:x="3.07578in" svg:y="0in" svg:width="0.58431in" svg:height="0.10655in" draw:id="id66" draw:style-name="a66" draw:name="Rectangle 359"><svg:title/><svg:desc/><text:p text:style-name="P179"><text:span text:style-name="T180">Objec</text:span></text:p><draw:enhanced-geometry draw:type="non-primitive" svg:viewBox="0 0 21600 21600" draw:enhanced-path="M 0 0 L 21600 0 21600 21600 0 21600 Z N"/></draw:custom-shape><draw:custom-shape svg:x="3.07578in" svg:y="0.06888in" svg:width="0.49179in" svg:height="0in" draw:id="id67" draw:style-name="a67" draw:name="Shape 241"><svg:title/><svg:desc/><draw:enhanced-geometry draw:type="non-primitive" svg:viewBox="0 0 449613 0" draw:enhanced-path="M 0 0 L 44961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9613"/><draw:equation draw:name="f7" draw:formula="?f4 / 0"/><draw:equation draw:name="f8" draw:formula="0 / ?f6"/><draw:equation draw:name="f9" draw:formula="449613 / ?f6"/><draw:equation draw:name="f10" draw:formula="0 / ?f7"/></draw:enhanced-geometry></draw:custom-shape><draw:custom-shape svg:x="0.12503in" svg:y="0.34288in" svg:width="0.35182in" svg:height="0.07234in" draw:id="id68" draw:style-name="a68" draw:name="Rectangle 361"><svg:title/><svg:desc/><text:p text:style-name="P181"><text:span text:style-name="T182">equal</text:span></text:p><draw:enhanced-geometry draw:type="non-primitive" svg:viewBox="0 0 21600 21600" draw:enhanced-path="M 0 0 L 21600 0 21600 21600 0 21600 Z N"/></draw:custom-shape><draw:custom-shape svg:x="0.38968in" svg:y="0.34288in" svg:width="0.07148in" svg:height="0.07234in" draw:id="id69" draw:style-name="a69" draw:name="Rectangle 362"><svg:title/><svg:desc/><text:p text:style-name="P183"><text:a xlink:href="https://docs.oracle.com/en/java/javase/21/docs/api/java.base/java/lang/Object.html#equals(java.lang.Object)" office:target-frame-name="_top" xlink:show="replace">s</text:a></text:p><draw:enhanced-geometry draw:type="non-primitive" svg:viewBox="0 0 21600 21600" draw:enhanced-path="M 0 0 L 21600 0 21600 21600 0 21600 Z N"/></draw:custom-shape><draw:custom-shape svg:x="0.12503in" svg:y="0.39396in" svg:width="0.31675in" svg:height="0in" draw:id="id70" draw:style-name="a70" draw:name="Shape 243"><svg:title/><svg:desc/><draw:enhanced-geometry draw:type="non-primitive" svg:viewBox="0 0 289582 0" draw:enhanced-path="M 0 0 L 289582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9582"/><draw:equation draw:name="f7" draw:formula="?f4 / 0"/><draw:equation draw:name="f8" draw:formula="0 / ?f6"/><draw:equation draw:name="f9" draw:formula="289582 / ?f6"/><draw:equation draw:name="f10" draw:formula="0 / ?f7"/></draw:enhanced-geometry></draw:custom-shape><draw:custom-shape svg:x="0.44178in" svg:y="0.34288in" svg:width="0.07979in" svg:height="0.07234in" draw:id="id71" draw:style-name="a71" draw:name="Rectangle 244"><svg:title/><svg:desc/><text:p text:style-name="P184"><text:span text:style-name="T185">,</text:span><text:span text:style-name="T186"><text:s/></text:span></text:p><draw:enhanced-geometry draw:type="non-primitive" svg:viewBox="0 0 21600 21600" draw:enhanced-path="M 0 0 L 21600 0 21600 21600 0 21600 Z N"/></draw:custom-shape><draw:custom-shape svg:x="0.50846in" svg:y="0.34288in" svg:width="0.48739in" svg:height="0.07234in" draw:id="id72" draw:style-name="a72" draw:name="Rectangle 363"><svg:title/><svg:desc/><text:p text:style-name="P187"><text:span text:style-name="T188">getClas</text:span></text:p><draw:enhanced-geometry draw:type="non-primitive" svg:viewBox="0 0 21600 21600" draw:enhanced-path="M 0 0 L 21600 0 21600 21600 0 21600 Z N"/></draw:custom-shape><draw:custom-shape svg:x="0.87535in" svg:y="0.34288in" svg:width="0.07148in" svg:height="0.07234in" draw:id="id73" draw:style-name="a73" draw:name="Rectangle 364"><svg:title/><svg:desc/><text:p text:style-name="P189"><text:a xlink:href="https://docs.oracle.com/en/java/javase/21/docs/api/java.base/java/lang/Object.html#getClass()" office:target-frame-name="_top" xlink:show="replace">s</text:a></text:p><draw:enhanced-geometry draw:type="non-primitive" svg:viewBox="0 0 21600 21600" draw:enhanced-path="M 0 0 L 21600 0 21600 21600 0 21600 Z N"/></draw:custom-shape><draw:custom-shape svg:x="0.50846in" svg:y="0.39396in" svg:width="0.42511in" svg:height="0in" draw:id="id74" draw:style-name="a74" draw:name="Shape 246"><svg:title/><svg:desc/><draw:enhanced-geometry draw:type="non-primitive" svg:viewBox="0 0 388649 0" draw:enhanced-path="M 0 0 L 3886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8649"/><draw:equation draw:name="f7" draw:formula="?f4 / 0"/><draw:equation draw:name="f8" draw:formula="0 / ?f6"/><draw:equation draw:name="f9" draw:formula="388649 / ?f6"/><draw:equation draw:name="f10" draw:formula="0 / ?f7"/></draw:enhanced-geometry></draw:custom-shape><draw:custom-shape svg:x="0.93357in" svg:y="0.34288in" svg:width="0.07979in" svg:height="0.07234in" draw:id="id75" draw:style-name="a75" draw:name="Rectangle 247"><svg:title/><svg:desc/><text:p text:style-name="P190"><text:span text:style-name="T191">,</text:span><text:span text:style-name="T192"><text:s/></text:span></text:p><draw:enhanced-geometry draw:type="non-primitive" svg:viewBox="0 0 21600 21600" draw:enhanced-path="M 0 0 L 21600 0 21600 21600 0 21600 Z N"/></draw:custom-shape><draw:custom-shape svg:x="1.00025in" svg:y="0.34288in" svg:width="0.57566in" svg:height="0.07234in" draw:id="id76" draw:style-name="a76" draw:name="Rectangle 365"><svg:title/><svg:desc/><text:p text:style-name="P193"><text:span text:style-name="T194">hashCod</text:span></text:p><draw:enhanced-geometry draw:type="non-primitive" svg:viewBox="0 0 21600 21600" draw:enhanced-path="M 0 0 L 21600 0 21600 21600 0 21600 Z N"/></draw:custom-shape><draw:custom-shape svg:x="1.43344in" svg:y="0.34288in" svg:width="0.07955in" svg:height="0.07234in" draw:id="id77" draw:style-name="a77" draw:name="Rectangle 366"><svg:title/><svg:desc/><text:p text:style-name="P195"><text:a xlink:href="https://docs.oracle.com/en/java/javase/21/docs/api/java.base/java/lang/Object.html#hashCode()" office:target-frame-name="_top" xlink:show="replace">e</text:a></text:p><draw:enhanced-geometry draw:type="non-primitive" svg:viewBox="0 0 21600 21600" draw:enhanced-path="M 0 0 L 21600 0 21600 21600 0 21600 Z N"/></draw:custom-shape><draw:custom-shape svg:x="1.00025in" svg:y="0.39396in" svg:width="0.49179in" svg:height="0in" draw:id="id78" draw:style-name="a78" draw:name="Shape 249"><svg:title/><svg:desc/><draw:enhanced-geometry draw:type="non-primitive" svg:viewBox="0 0 449613 0" draw:enhanced-path="M 0 0 L 44961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9613"/><draw:equation draw:name="f7" draw:formula="?f4 / 0"/><draw:equation draw:name="f8" draw:formula="0 / ?f6"/><draw:equation draw:name="f9" draw:formula="449613 / ?f6"/><draw:equation draw:name="f10" draw:formula="0 / ?f7"/></draw:enhanced-geometry></draw:custom-shape><draw:custom-shape svg:x="1.49204in" svg:y="0.34288in" svg:width="0.07979in" svg:height="0.07234in" draw:id="id79" draw:style-name="a79" draw:name="Rectangle 250"><svg:title/><svg:desc/><text:p text:style-name="P196"><text:span text:style-name="T197">,</text:span><text:span text:style-name="T198"><text:s/></text:span></text:p><draw:enhanced-geometry draw:type="non-primitive" svg:viewBox="0 0 21600 21600" draw:enhanced-path="M 0 0 L 21600 0 21600 21600 0 21600 Z N"/></draw:custom-shape><draw:custom-shape svg:x="1.55873in" svg:y="0.34288in" svg:width="0.27172in" svg:height="0.07234in" draw:id="id80" draw:style-name="a80" draw:name="Rectangle 367"><svg:title/><svg:desc/><text:p text:style-name="P199"><text:span text:style-name="T200">notif</text:span></text:p><draw:enhanced-geometry draw:type="non-primitive" svg:viewBox="0 0 21600 21600" draw:enhanced-path="M 0 0 L 21600 0 21600 21600 0 21600 Z N"/></draw:custom-shape><draw:custom-shape svg:x="1.76321in" svg:y="0.34288in" svg:width="0.07148in" svg:height="0.07234in" draw:id="id81" draw:style-name="a81" draw:name="Rectangle 368"><svg:title/><svg:desc/><text:p text:style-name="P201"><text:a xlink:href="https://docs.oracle.com/en/java/javase/21/docs/api/java.base/java/lang/Object.html#notify()" office:target-frame-name="_top" xlink:show="replace">y</text:a></text:p><draw:enhanced-geometry draw:type="non-primitive" svg:viewBox="0 0 21600 21600" draw:enhanced-path="M 0 0 L 21600 0 21600 21600 0 21600 Z N"/></draw:custom-shape><draw:custom-shape svg:x="1.55873in" svg:y="0.39396in" svg:width="0.2584in" svg:height="0in" draw:id="id82" draw:style-name="a82" draw:name="Shape 252"><svg:title/><svg:desc/><draw:enhanced-geometry draw:type="non-primitive" svg:viewBox="0 0 236238 0" draw:enhanced-path="M 0 0 L 236238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6238"/><draw:equation draw:name="f7" draw:formula="?f4 / 0"/><draw:equation draw:name="f8" draw:formula="0 / ?f6"/><draw:equation draw:name="f9" draw:formula="236238 / ?f6"/><draw:equation draw:name="f10" draw:formula="0 / ?f7"/></draw:enhanced-geometry></draw:custom-shape><draw:custom-shape svg:x="1.81712in" svg:y="0.34288in" svg:width="0.07979in" svg:height="0.07234in" draw:id="id83" draw:style-name="a83" draw:name="Rectangle 253"><svg:title/><svg:desc/><text:p text:style-name="P202"><text:span text:style-name="T203">,</text:span><text:span text:style-name="T204"><text:s/></text:span></text:p><draw:enhanced-geometry draw:type="non-primitive" svg:viewBox="0 0 21600 21600" draw:enhanced-path="M 0 0 L 21600 0 21600 21600 0 21600 Z N"/></draw:custom-shape><draw:custom-shape svg:x="1.88381in" svg:y="0.34288in" svg:width="0.47169in" svg:height="0.07234in" draw:id="id84" draw:style-name="a84" draw:name="Rectangle 369"><svg:title/><svg:desc/><text:p text:style-name="P205"><text:span text:style-name="T206">notifyAl</text:span></text:p><draw:enhanced-geometry draw:type="non-primitive" svg:viewBox="0 0 21600 21600" draw:enhanced-path="M 0 0 L 21600 0 21600 21600 0 21600 Z N"/></draw:custom-shape><draw:custom-shape svg:x="2.23859in" svg:y="0.34288in" svg:width="0.03171in" svg:height="0.07234in" draw:id="id85" draw:style-name="a85" draw:name="Rectangle 370"><svg:title/><svg:desc/><text:p text:style-name="P207"><text:a xlink:href="https://docs.oracle.com/en/java/javase/21/docs/api/java.base/java/lang/Object.html#notifyAll()" office:target-frame-name="_top" xlink:show="replace">l</text:a></text:p><draw:enhanced-geometry draw:type="non-primitive" svg:viewBox="0 0 21600 21600" draw:enhanced-path="M 0 0 L 21600 0 21600 21600 0 21600 Z N"/></draw:custom-shape><draw:custom-shape svg:x="1.88381in" svg:y="0.39396in" svg:width="0.37509in" svg:height="0in" draw:id="id86" draw:style-name="a86" draw:name="Shape 255"><svg:title/><svg:desc/><draw:enhanced-geometry draw:type="non-primitive" svg:viewBox="0 0 342925 0" draw:enhanced-path="M 0 0 L 34292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2925"/><draw:equation draw:name="f7" draw:formula="?f4 / 0"/><draw:equation draw:name="f8" draw:formula="0 / ?f6"/><draw:equation draw:name="f9" draw:formula="342925 / ?f6"/><draw:equation draw:name="f10" draw:formula="0 / ?f7"/></draw:enhanced-geometry></draw:custom-shape><draw:custom-shape svg:x="2.2589in" svg:y="0.34288in" svg:width="0.07979in" svg:height="0.07234in" draw:id="id87" draw:style-name="a87" draw:name="Rectangle 256"><svg:title/><svg:desc/><text:p text:style-name="P208"><text:span text:style-name="T209">,</text:span><text:span text:style-name="T210"><text:s/></text:span></text:p><draw:enhanced-geometry draw:type="non-primitive" svg:viewBox="0 0 21600 21600" draw:enhanced-path="M 0 0 L 21600 0 21600 21600 0 21600 Z N"/></draw:custom-shape><draw:custom-shape svg:x="2.32559in" svg:y="0.34288in" svg:width="0.41543in" svg:height="0.07234in" draw:id="id88" draw:style-name="a88" draw:name="Rectangle 371"><svg:title/><svg:desc/><text:p text:style-name="P211"><text:span text:style-name="T212">toStrin</text:span></text:p><draw:enhanced-geometry draw:type="non-primitive" svg:viewBox="0 0 21600 21600" draw:enhanced-path="M 0 0 L 21600 0 21600 21600 0 21600 Z N"/></draw:custom-shape><draw:custom-shape svg:x="2.6383in" svg:y="0.34288in" svg:width="0.07955in" svg:height="0.07234in" draw:id="id89" draw:style-name="a89" draw:name="Rectangle 372"><svg:title/><svg:desc/><text:p text:style-name="P213"><text:a xlink:href="https://docs.oracle.com/en/java/javase/21/docs/api/java.base/java/lang/Object.html#toString()" office:target-frame-name="_top" xlink:show="replace">g</text:a></text:p><draw:enhanced-geometry draw:type="non-primitive" svg:viewBox="0 0 21600 21600" draw:enhanced-path="M 0 0 L 21600 0 21600 21600 0 21600 Z N"/></draw:custom-shape><draw:custom-shape svg:x="2.32559in" svg:y="0.39396in" svg:width="0.37509in" svg:height="0in" draw:id="id90" draw:style-name="a90" draw:name="Shape 258"><svg:title/><svg:desc/><draw:enhanced-geometry draw:type="non-primitive" svg:viewBox="0 0 342925 0" draw:enhanced-path="M 0 0 L 34292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2925"/><draw:equation draw:name="f7" draw:formula="?f4 / 0"/><draw:equation draw:name="f8" draw:formula="0 / ?f6"/><draw:equation draw:name="f9" draw:formula="342925 / ?f6"/><draw:equation draw:name="f10" draw:formula="0 / ?f7"/></draw:enhanced-geometry></draw:custom-shape><draw:custom-shape svg:x="2.70068in" svg:y="0.34288in" svg:width="0.07979in" svg:height="0.07234in" draw:id="id91" draw:style-name="a91" draw:name="Rectangle 259"><svg:title/><svg:desc/><text:p text:style-name="P214"><text:span text:style-name="T215">,</text:span><text:span text:style-name="T216"><text:s/></text:span></text:p><draw:enhanced-geometry draw:type="non-primitive" svg:viewBox="0 0 21600 21600" draw:enhanced-path="M 0 0 L 21600 0 21600 21600 0 21600 Z N"/></draw:custom-shape><draw:custom-shape svg:x="2.76736in" svg:y="0.34288in" svg:width="0.21567in" svg:height="0.07234in" draw:id="id92" draw:style-name="a92" draw:name="Rectangle 373"><svg:title/><svg:desc/><text:p text:style-name="P217"><text:span text:style-name="T218">wai</text:span></text:p><draw:enhanced-geometry draw:type="non-primitive" svg:viewBox="0 0 21600 21600" draw:enhanced-path="M 0 0 L 21600 0 21600 21600 0 21600 Z N"/></draw:custom-shape><draw:custom-shape svg:x="2.92965in" svg:y="0.34288in" svg:width="0.03978in" svg:height="0.07234in" draw:id="id93" draw:style-name="a93" draw:name="Rectangle 374"><svg:title/><svg:desc/><text:p text:style-name="P219"><text:a xlink:href="https://docs.oracle.com/en/java/javase/21/docs/api/java.base/java/lang/Object.html#wait()" office:target-frame-name="_top" xlink:show="replace">t</text:a></text:p><draw:enhanced-geometry draw:type="non-primitive" svg:viewBox="0 0 21600 21600" draw:enhanced-path="M 0 0 L 21600 0 21600 21600 0 21600 Z N"/></draw:custom-shape><draw:custom-shape svg:x="2.76736in" svg:y="0.39396in" svg:width="0.19171in" svg:height="0in" draw:id="id94" draw:style-name="a94" draw:name="Shape 261"><svg:title/><svg:desc/><draw:enhanced-geometry draw:type="non-primitive" svg:viewBox="0 0 175273 0" draw:enhanced-path="M 0 0 L 17527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5273"/><draw:equation draw:name="f7" draw:formula="?f4 / 0"/><draw:equation draw:name="f8" draw:formula="0 / ?f6"/><draw:equation draw:name="f9" draw:formula="175273 / ?f6"/><draw:equation draw:name="f10" draw:formula="0 / ?f7"/></draw:enhanced-geometry></draw:custom-shape><draw:custom-shape svg:x="2.95908in" svg:y="0.34288in" svg:width="0.07979in" svg:height="0.07234in" draw:id="id95" draw:style-name="a95" draw:name="Rectangle 262"><svg:title/><svg:desc/><text:p text:style-name="P220"><text:span text:style-name="T221">,</text:span><text:span text:style-name="T222"><text:s/></text:span></text:p><draw:enhanced-geometry draw:type="non-primitive" svg:viewBox="0 0 21600 21600" draw:enhanced-path="M 0 0 L 21600 0 21600 21600 0 21600 Z N"/></draw:custom-shape><draw:custom-shape svg:x="3.02576in" svg:y="0.34288in" svg:width="0.21567in" svg:height="0.07234in" draw:id="id96" draw:style-name="a96" draw:name="Rectangle 375"><svg:title/><svg:desc/><text:p text:style-name="P223"><text:span text:style-name="T224">wai</text:span></text:p><draw:enhanced-geometry draw:type="non-primitive" svg:viewBox="0 0 21600 21600" draw:enhanced-path="M 0 0 L 21600 0 21600 21600 0 21600 Z N"/></draw:custom-shape><draw:custom-shape svg:x="3.18804in" svg:y="0.34288in" svg:width="0.03978in" svg:height="0.07234in" draw:id="id97" draw:style-name="a97" draw:name="Rectangle 376"><svg:title/><svg:desc/><text:p text:style-name="P225"><text:a xlink:href="https://docs.oracle.com/en/java/javase/21/docs/api/java.base/java/lang/Object.html#wait(long)" office:target-frame-name="_top" xlink:show="replace">t</text:a></text:p><draw:enhanced-geometry draw:type="non-primitive" svg:viewBox="0 0 21600 21600" draw:enhanced-path="M 0 0 L 21600 0 21600 21600 0 21600 Z N"/></draw:custom-shape><draw:custom-shape svg:x="3.02576in" svg:y="0.39396in" svg:width="0.19171in" svg:height="0in" draw:id="id98" draw:style-name="a98" draw:name="Shape 264"><svg:title/><svg:desc/><draw:enhanced-geometry draw:type="non-primitive" svg:viewBox="0 0 175273 0" draw:enhanced-path="M 0 0 L 17527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5273"/><draw:equation draw:name="f7" draw:formula="?f4 / 0"/><draw:equation draw:name="f8" draw:formula="0 / ?f6"/><draw:equation draw:name="f9" draw:formula="175273 / ?f6"/><draw:equation draw:name="f10" draw:formula="0 / ?f7"/></draw:enhanced-geometry></draw:custom-shape><draw:custom-shape svg:x="3.21748in" svg:y="0.34288in" svg:width="0.07979in" svg:height="0.07234in" draw:id="id99" draw:style-name="a99" draw:name="Rectangle 265"><svg:title/><svg:desc/><text:p text:style-name="P226"><text:span text:style-name="T227">,</text:span><text:span text:style-name="T228"><text:s/></text:span></text:p><draw:enhanced-geometry draw:type="non-primitive" svg:viewBox="0 0 21600 21600" draw:enhanced-path="M 0 0 L 21600 0 21600 21600 0 21600 Z N"/></draw:custom-shape><draw:custom-shape svg:x="3.28416in" svg:y="0.34288in" svg:width="0.21567in" svg:height="0.07234in" draw:id="id100" draw:style-name="a100" draw:name="Rectangle 377"><svg:title/><svg:desc/><text:p text:style-name="P229"><text:span text:style-name="T230">wai</text:span></text:p><draw:enhanced-geometry draw:type="non-primitive" svg:viewBox="0 0 21600 21600" draw:enhanced-path="M 0 0 L 21600 0 21600 21600 0 21600 Z N"/></draw:custom-shape><draw:custom-shape svg:x="3.44644in" svg:y="0.34288in" svg:width="0.03978in" svg:height="0.07234in" draw:id="id101" draw:style-name="a101" draw:name="Rectangle 378"><svg:title/><svg:desc/><text:p text:style-name="P231"><text:a xlink:href="https://docs.oracle.com/en/java/javase/21/docs/api/java.base/java/lang/Object.html#wait(long,int)" office:target-frame-name="_top" xlink:show="replace">t</text:a></text:p><draw:enhanced-geometry draw:type="non-primitive" svg:viewBox="0 0 21600 21600" draw:enhanced-path="M 0 0 L 21600 0 21600 21600 0 21600 Z N"/></draw:custom-shape><draw:custom-shape svg:x="3.28416in" svg:y="0.39396in" svg:width="0.19171in" svg:height="0in" draw:id="id102" draw:style-name="a102" draw:name="Shape 267"><svg:title/><svg:desc/><draw:enhanced-geometry draw:type="non-primitive" svg:viewBox="0 0 175273 0" draw:enhanced-path="M 0 0 L 17527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5273"/><draw:equation draw:name="f7" draw:formula="?f4 / 0"/><draw:equation draw:name="f8" draw:formula="0 / ?f6"/><draw:equation draw:name="f9" draw:formula="175273 / ?f6"/><draw:equation draw:name="f10" draw:formula="0 / ?f7"/></draw:enhanced-geometry></draw:custom-shape><draw:custom-shape svg:x="0in" svg:y="0.70654in" svg:width="0.03334in" svg:height="0.03334in" draw:id="id103" draw:style-name="a103" draw:name="Shape 268"><svg:title/><svg:desc/><draw:enhanced-geometry draw:type="non-primitive" svg:viewBox="0 0 30488 30488" draw:enhanced-path="M 15244 0 C 23663 0 30488 6824 30488 15244 30488 23663 23663 30488 15244 30488 6825 30488 0 23663 0 15244 0 6824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.12503in" svg:y="0.68534in" svg:width="2.46664in" svg:height="0.13459in" draw:id="id104" draw:style-name="a104" draw:name="Rectangle 269"><svg:title/><svg:desc/><text:p text:style-name="P232"><text:span text:style-name="T233">Constructor</text:span><text:span text:style-name="T234"><text:s/></text:span><text:span text:style-name="T235">Details</text:span></text:p><draw:enhanced-geometry draw:type="non-primitive" svg:viewBox="0 0 21600 21600" draw:enhanced-path="M 0 0 L 21600 0 21600 21600 0 21600 Z N"/></draw:custom-shape></draw:g></text:span></text:p>
      <text:h text:style-name="P236" text:outline-level="3"><text:span text:style-name="T237"><draw:custom-shape svg:x="0in" svg:y="0in" svg:width="0.03334in" svg:height="0.03334in" draw:id="id106" draw:style-name="a106" draw:name="Group 2600"><svg:title/><svg:desc/><draw:enhanced-geometry draw:type="non-primitive" svg:viewBox="0 0 30488 30488" draw:enhanced-path="M 30488 15244 C 30488 23663 23663 30488 15244 30488 6825 30488 0 23663 0 15244 0 6824 6825 0 15244 0 23663 0 30488 6824 30488 1524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/text:span><text:s/>App</text:h>
      <text:p text:style-name="P238">public App()</text:p>
      <text:p text:style-name="P239">Constructor por defecto de la clase App. Inicializa una nueva instancia de la calculadora de factoriales.</text:p>
      <text:h text:style-name="P240" text:outline-level="2"><text:span text:style-name="T241"><draw:custom-shape svg:x="0in" svg:y="0in" svg:width="0.03334in" svg:height="0.03334in" draw:id="id107" draw:style-name="a107" draw:name="Group 2601"><svg:title/><svg:desc/><draw:enhanced-geometry draw:type="non-primitive" svg:viewBox="0 0 30488 30488" draw:enhanced-path="M 15244 0 C 23663 0 30488 6824 30488 15244 30488 23662 23663 30488 15244 30488 6825 30488 0 23662 0 15244 0 6824 6825 0 1524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/text:span><text:s/>Method Details</text:h>
      <text:h text:style-name="P242" text:outline-level="3"><text:span text:style-name="T243"><draw:custom-shape svg:x="0in" svg:y="0in" svg:width="0.03334in" svg:height="0.03334in" draw:id="id108" draw:style-name="a108" draw:name="Group 2602"><svg:title/><svg:desc/><draw:enhanced-geometry draw:type="non-primitive" svg:viewBox="0 0 30488 30487" draw:enhanced-path="M 30488 15244 C 30488 23662 23663 30487 15244 30487 6825 30487 0 23662 0 15244 0 6824 6825 0 15244 0 23663 0 30488 6824 30488 1524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7"/><draw:equation draw:name="f8" draw:formula="0 / ?f6"/><draw:equation draw:name="f9" draw:formula="30488 / ?f6"/><draw:equation draw:name="f10" draw:formula="0 / ?f7"/><draw:equation draw:name="f11" draw:formula="30487 / ?f7"/></draw:enhanced-geometry></draw:custom-shape></text:span><text:s/>factorial</text:h>
      <text:p text:style-name="P244">public static long factorial(int n)</text:p>
      <text:p text:style-name="P245">Calcula el factorial de un número entero positivo.</text:p>
      <text:p text:style-name="P246"><text:span text:style-name="T247">Descripción:</text:span></text:p>
      <text:p text:style-name="P248">Esta función calcula el producto de todos los números enteros positivos desde 1 hasta el número proporcionado. El factorial de un número n se representa como n! y se define como n! = n × (n-1) × (n-2) × ... × 1.</text:p>
      <text:p text:style-name="P249"><text:span text:style-name="T250">Casos especiales:</text:span></text:p>
      <text:p text:style-name="P251"><text:span text:style-name="T252"><draw:g draw:name="Group 2603" draw:id="id111" draw:style-name="a111" text:anchor-type="as-char"><svg:title/><svg:desc/><draw:custom-shape svg:x="0in" svg:y="0in" svg:width="0.03334in" svg:height="0.03334in" draw:id="id109" draw:style-name="a109" draw:name="Shape 3782"><svg:title/><svg:desc/><draw:enhanced-geometry draw:type="non-primitive" svg:viewBox="0 0 30488 30488" draw:enhanced-path="M 0 0 L 30488 0 30488 30488 0 3048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draw:custom-shape svg:x="0in" svg:y="0.15837in" svg:width="0.03334in" svg:height="0.03334in" draw:id="id110" draw:style-name="a110" draw:name="Shape 3783"><svg:title/><svg:desc/><draw:enhanced-geometry draw:type="non-primitive" svg:viewBox="0 0 30488 30487" draw:enhanced-path="M 0 0 L 30488 0 30488 30487 0 30487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7"/><draw:equation draw:name="f8" draw:formula="0 / ?f6"/><draw:equation draw:name="f9" draw:formula="30488 / ?f6"/><draw:equation draw:name="f10" draw:formula="0 / ?f7"/><draw:equation draw:name="f11" draw:formula="30487 / ?f7"/></draw:enhanced-geometry></draw:custom-shape></draw:g></text:span><text:s/>0! = 1 (por definición matemática)</text:p>
      <text:p text:style-name="P253">No definido para números negativos</text:p>
      <text:p text:style-name="P254"><text:span text:style-name="T255">Ejemplo de uso básico:</text:span></text:p>
      <text:p text:style-name="P256"><text:span text:style-name="T257"><text:s/></text:span></text:p>
      <text:p text:style-name="P258"><text:span text:style-name="T259"><text:s/>long resultado = factorial(5); <text:s/>// Retorna 120 <text:s/>long casoEspecial = factorial(0); // Retorna 1</text:span></text:p>
      <text:p text:style-name="P260"><text:span text:style-name="T261"><text:s/></text:span></text:p>
      <text:p text:style-name="P262"><text:span text:style-name="T263"><text:s/></text:span></text:p>
      <text:p text:style-name="P264"><text:span text:style-name="T265">Manejo de errores:</text:span></text:p>
      <text:p text:style-name="P266"><text:span text:style-name="T267"><text:s text:c="2"/>try { <text:s text:c="5"/>factorial(-1); // Lanza IllegalArgumentException</text:span></text:p>
      <text:p text:style-name="P268"><text:span text:style-name="T269"><text:s/>} catch (IllegalArgumentException e) {</text:span></text:p>
      <text:p text:style-name="P270"><text:span text:style-name="T271"><text:s text:c="5"/>System.out.println(e.getMessage());</text:span></text:p>
      <text:p text:style-name="P272"><text:span text:style-name="T273"><text:s/>}</text:span></text:p>
      <text:p text:style-name="P274"><text:span text:style-name="T275"><text:s/></text:span></text:p>
      <text:p text:style-name="P276"><text:span text:style-name="T277"><text:s/></text:span></text:p>
      <text:p text:style-name="P278">Parameters:<text:s/><text:span text:style-name="T279">n</text:span><text:s/>- Número entero positivo del cual se calculará el factorial. Debe ser un valor entre 0 y 20 inclusive para evitar overflow.</text:p>
      <text:p text:style-name="P280">Returns: long El factorial del<text:s/>número proporcionado. Para n=0 retorna 1.</text:p>
      <text:p text:style-name="P281">Throws:</text:p>
      <text:p text:style-name="P282"><text:span text:style-name="T283"><draw:custom-shape svg:x="1.00025in" svg:y="0.05827in" svg:width="1.22531in" svg:height="0in" draw:id="id112" draw:style-name="a112" draw:name="Group 2604"><svg:title/><svg:desc/><draw:enhanced-geometry draw:type="non-primitive" svg:viewBox="0 0 1120140 0" draw:enhanced-path="M 0 0 L 112014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20140"/><draw:equation draw:name="f7" draw:formula="?f4 / 0"/><draw:equation draw:name="f8" draw:formula="0 / ?f6"/><draw:equation draw:name="f9" draw:formula="1120140 / ?f6"/><draw:equation draw:name="f10" draw:formula="0 / ?f7"/></draw:enhanced-geometry></draw:custom-shape></text:span><text:a xlink:href="https://docs.oracle.com/en/java/javase/21/docs/api/java.base/java/lang/IllegalArgumentException.html" office:target-frame-name="_top" xlink:show="replace"><text:span text:style-name="T284">IllegalArgumentException</text:span></text:a><text:s/>- Si el número es negativo. El mensaje de error indica que<text:s/>el número debe ser positivo.</text:p>
      <text:h text:style-name="P285" text:outline-level="3"><text:span text:style-name="T286"><draw:custom-shape svg:x="0in" svg:y="0in" svg:width="0.03334in" svg:height="0.03334in" draw:id="id113" draw:style-name="a113" draw:name="Group 2605"><svg:title/><svg:desc/><draw:enhanced-geometry draw:type="non-primitive" svg:viewBox="0 0 30488 30488" draw:enhanced-path="M 30488 15244 C 30488 23662 23663 30488 15244 30488 6825 30488 0 23662 0 15244 0 6826 6825 0 15244 0 23663 0 30488 6826 30488 1524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8"/><draw:equation draw:name="f7" draw:formula="?f4 / 30488"/><draw:equation draw:name="f8" draw:formula="0 / ?f6"/><draw:equation draw:name="f9" draw:formula="30488 / ?f6"/><draw:equation draw:name="f10" draw:formula="0 / ?f7"/><draw:equation draw:name="f11" draw:formula="30488 / ?f7"/></draw:enhanced-geometry></draw:custom-shape></text:span><text:s/>main</text:h>
      <text:p text:style-name="P287"><text:span text:style-name="T288"><draw:custom-shape svg:x="2.0005in" svg:y="0.05998in" svg:width="0.35009in" svg:height="0in" draw:id="id114" draw:style-name="a114" draw:name="Group 2606"><svg:title/><svg:desc/><draw:enhanced-geometry draw:type="non-primitive" svg:viewBox="0 0 320040 0" draw:enhanced-path="M 0 0 L 32004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0040"/><draw:equation draw:name="f7" draw:formula="?f4 / 0"/><draw:equation draw:name="f8" draw:formula="0 / ?f6"/><draw:equation draw:name="f9" draw:formula="320040 / ?f6"/><draw:equation draw:name="f10" draw:formula="0 / ?f7"/></draw:enhanced-geometry></draw:custom-shape></text:span>public static void main<text:a xlink:href="https://docs.oracle.com/en/java/javase/21/docs/api/java.base/java/lang/String.html" office:target-frame-name="_top" xlink:show="replace">(</text:a><text:a xlink:href="https://docs.oracle.com/en/java/javase/21/docs/api/java.base/java/lang/String.html" office:target-frame-name="_top" xlink:show="replace"><text:span text:style-name="T289">String</text:span></text:a>[] args)</text:p>
      <text:p text:style-name="P290">Método principal que demuestra el uso de la función factorial. Ejecuta ejemplos de cálculo de factorial y muestra los resultados.</text:p>
      <text:p text:style-name="P291">Parameters:</text:p>
      <text:p text:style-name="P292"><text:span text:style-name="T293">args</text:span><text:s/>- Argumentos de línea de comandos (no utilizados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319in"/>
      <style:text-properties style:font-name="Calibri" style:font-name-asian="Calibri" style:font-name-complex="Calibri" fo:font-weight="bold" style:font-weight-asian="bold" fo:color="#000000" fo:font-size="19pt" style:font-size-asian="19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in" fo:margin-left="0.2152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4.5pt" style:font-size-asian="14.5pt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.1291in" fo:line-height="109%" fo:margin-left="0.5486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1.5pt" style:font-size-asian="11.5pt" fo:hyphenate="false"/>
    </style:style>
    <style:style style:name="Normal" style:display-name="Normal" style:family="paragraph">
      <style:paragraph-properties fo:margin-bottom="0.002in" fo:line-height="110%" fo:margin-left="0.0069in" fo:text-indent="-0.0069in">
        <style:tab-stops/>
      </style:paragraph-properties>
      <style:text-properties style:font-name="Calibri" style:font-name-asian="Calibri" style:font-name-complex="Calibri" fo:color="#000000" fo:font-size="9.5pt" style:font-size-asian="9.5pt" fo:hyphenate="false"/>
    </style:style>
    <style:style style:name="DefaultParagraphFont" style:display-name="Default Paragraph Font" style:family="text"/>
    <style:style style:name="Heading3Char" style:display-name="Heading 3 Char" style:family="text">
      <style:text-properties style:font-name="Calibri" style:font-name-asian="Calibri" style:font-name-complex="Calibri" fo:font-weight="bold" style:font-weight-asian="bold" fo:color="#000000" fo:font-size="11.5pt" style:font-size-asian="11.5pt"/>
    </style:style>
    <style:style style:name="Heading2Char" style:display-name="Heading 2 Char" style:family="text">
      <style:text-properties style:font-name="Calibri" style:font-name-asian="Calibri" style:font-name-complex="Calibri" fo:font-weight="bold" style:font-weight-asian="bold" fo:color="#000000" fo:font-size="14.5pt" style:font-size-asian="14.5pt"/>
    </style:style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000000" fo:font-size="19pt" style:font-size-asian="1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0291in" fo:margin-left="0.0666in" fo:margin-bottom="0.0555in" fo:margin-right="0.05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pp</dc:title>
    <dc:subject/>
    <meta:initial-creator>word</meta:initial-creator>
    <dc:creator>word</dc:creator>
    <meta:creation-date>2025-10-28T13:22:00Z</meta:creation-date>
    <dc:date>2025-10-28T13:22:00Z</dc:date>
    <meta:template xlink:href="Normal" xlink:type="simple"/>
    <meta:editing-cycles>2</meta:editing-cycles>
    <meta:editing-duration>PT0S</meta:editing-duration>
    <meta:document-statistic meta:page-count="3" meta:paragraph-count="6" meta:word-count="473" meta:character-count="3168" meta:row-count="22" meta:non-whitespace-character-count="2701"/>
  </office:meta>
</office:document-meta>
</file>